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swald" svg:font-family="Oswald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line-height="135%" fo:text-indent="0in" style:auto-text-indent="false"/>
    </style:style>
    <style:style style:name="P3" style:family="paragraph" style:parent-style-name="Standard">
      <loext:graphic-properties draw:fill="solid" draw:fill-color="#fcfcfc"/>
      <style:paragraph-properties fo:margin-left="0.5in" fo:margin-right="0in" fo:line-height="135%" fo:text-indent="0in" style:auto-text-indent="false" fo:background-color="#fcfcfc"/>
    </style:style>
    <style:style style:name="P4" style:family="paragraph" style:parent-style-name="Standard">
      <style:paragraph-properties fo:margin-left="0.5in" fo:margin-right="0in" fo:line-height="135%" fo:text-indent="0in" style:auto-text-indent="false"/>
      <style:text-properties fo:color="#585959" style:font-name="Courier New" fo:font-size="7.5pt" style:font-name-asian="Courier New1" style:font-size-asian="7.5pt" style:font-name-complex="Courier New1" style:font-size-complex="7.5pt"/>
    </style:style>
    <style:style style:name="P5" style:family="paragraph" style:parent-style-name="Standard">
      <loext:graphic-properties draw:fill="solid" draw:fill-color="#fcfcfc"/>
      <style:paragraph-properties fo:margin-left="0.5in" fo:margin-right="0in" fo:line-height="135%" fo:text-indent="0in" style:auto-text-indent="false" fo:background-color="#fcfcfc"/>
      <style:text-properties fo:color="#585959" style:font-name="Courier New" fo:font-size="7.5pt" style:font-name-asian="Courier New1" style:font-size-asian="7.5pt" style:font-name-complex="Courier New1" style:font-size-complex="7.5pt"/>
    </style:style>
    <style:style style:name="P6" style:family="paragraph" style:parent-style-name="Standard">
      <loext:graphic-properties draw:fill="solid" draw:fill-color="#fcfcfc"/>
      <style:paragraph-properties fo:margin-left="0.5in" fo:margin-right="0in" fo:line-height="135%" fo:text-indent="0in" style:auto-text-indent="false" fo:background-color="#fcfcfc"/>
      <style:text-properties fo:color="#585959" style:font-name="Courier New" fo:font-size="10.5pt" style:font-name-asian="Courier New1" style:font-size-asian="10.5pt" style:font-name-complex="Courier New1" style:font-size-complex="10.5pt"/>
    </style:style>
    <style:style style:name="P7" style:family="paragraph" style:parent-style-name="Standard">
      <style:paragraph-properties fo:margin-left="0.5in" fo:margin-right="0in" fo:line-height="135%" fo:text-indent="0in" style:auto-text-indent="false"/>
      <style:text-properties fo:color="#585959" style:font-name="Courier New" fo:font-size="8pt" style:font-name-asian="Courier New1" style:font-size-asian="8pt" style:font-name-complex="Courier New1" style:font-size-complex="8pt"/>
    </style:style>
    <style:style style:name="P8" style:family="paragraph" style:parent-style-name="Standard">
      <loext:graphic-properties draw:fill="solid" draw:fill-color="#fcfcfc"/>
      <style:paragraph-properties fo:margin-left="0.5in" fo:margin-right="0in" fo:line-height="135%" fo:text-indent="0in" style:auto-text-indent="false" fo:background-color="#fcfcfc"/>
      <style:text-properties fo:color="#585959" style:font-name="Courier New" fo:font-size="6.5pt" style:font-name-asian="Courier New1" style:font-size-asian="6.5pt" style:font-name-complex="Courier New1" style:font-size-complex="6.5pt"/>
    </style:style>
    <style:style style:name="P9" style:family="paragraph" style:parent-style-name="Standard">
      <style:paragraph-properties fo:margin-left="0.5in" fo:margin-right="0in" fo:line-height="135%" fo:text-indent="0in" style:auto-text-indent="false"/>
      <style:text-properties fo:color="#5b5fff" style:font-name="Courier New" fo:font-size="8pt" style:font-name-asian="Courier New1" style:font-size-asian="8pt" style:font-name-complex="Courier New1" style:font-size-complex="8pt"/>
    </style:style>
    <style:style style:name="P10" style:family="paragraph" style:parent-style-name="Standard">
      <style:paragraph-properties fo:margin-left="0.5in" fo:margin-right="0in" fo:line-height="135%" fo:text-indent="0in" style:auto-text-indent="false"/>
      <style:text-properties fo:color="#b82ee5" style:font-name="Courier New" fo:font-size="8pt" style:font-name-asian="Courier New1" style:font-size-asian="8pt" style:font-name-complex="Courier New1" style:font-size-complex="8pt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tyle="italic" style:font-style-asian="italic"/>
    </style:style>
    <style:style style:name="P12" style:family="paragraph" style:parent-style-name="Standard">
      <style:paragraph-properties fo:margin-left="1in" fo:margin-right="0in" fo:line-height="135%" fo:text-indent="0in" style:auto-text-indent="false"/>
    </style:style>
    <style:style style:name="P13" style:family="paragraph" style:parent-style-name="Standard">
      <style:paragraph-properties fo:margin-left="1in" fo:margin-right="0in" fo:line-height="135%" fo:text-indent="0in" style:auto-text-indent="false"/>
      <style:text-properties fo:color="#0088cc" style:font-name="Courier New" fo:font-size="8pt" style:font-name-asian="Courier New1" style:font-size-asian="8pt" style:font-name-complex="Courier New1" style:font-size-complex="8pt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Preformatted_20_Text" style:list-style-name="WWNum1" style:master-page-name="Standard">
      <loext:graphic-properties draw:fill="solid" draw:fill-color="#f9f9f9" draw:opacity="100%"/>
      <style:paragraph-properties fo:margin-left="0.5in" fo:margin-right="0in" fo:margin-top="0in" fo:margin-bottom="0in" loext:contextual-spacing="false" style:line-height-at-least="0.1689in" fo:orphans="2" fo:widows="2" fo:text-indent="-0.25in" style:auto-text-indent="false" style:page-number="1" fo:background-color="#f9f9f9" fo:padding-left="0.0193in" fo:padding-right="0in" fo:padding-top="0.0193in" fo:padding-bottom="0.0193in" fo:border-left="0.06pt dashed #2f6fab" fo:border-right="none" fo:border-top="0.06pt dashed #2f6fab" fo:border-bottom="0.06pt dashed #2f6fab"/>
      <style:text-properties officeooo:paragraph-rsid="000527f7"/>
    </style:style>
    <style:style style:name="P16" style:family="paragraph" style:parent-style-name="Preformatted_20_Text" style:list-style-name="WWNum1">
      <loext:graphic-properties draw:fill="solid" draw:fill-color="#f9f9f9" draw:opacity="100%"/>
      <style:paragraph-properties fo:margin-left="0.5in" fo:margin-right="0in" fo:margin-top="0in" fo:margin-bottom="0in" loext:contextual-spacing="false" style:line-height-at-least="0.1689in" fo:orphans="2" fo:widows="2" fo:text-indent="-0.25in" style:auto-text-indent="false" fo:background-color="#f9f9f9" fo:padding-left="0.0193in" fo:padding-right="0in" fo:padding-top="0.0193in" fo:padding-bottom="0.0193in" fo:border-left="0.06pt dashed #2f6fab" fo:border-right="none" fo:border-top="0.06pt dashed #2f6fab" fo:border-bottom="0.06pt dashed #2f6fab"/>
      <style:text-properties officeooo:paragraph-rsid="000527f7"/>
    </style:style>
    <style:style style:name="P17" style:family="paragraph" style:parent-style-name="Preformatted_20_Text" style:list-style-name="WWNum1">
      <style:paragraph-properties fo:margin-left="0.5in" fo:margin-right="0in" fo:margin-top="0in" fo:margin-bottom="0.1965in" loext:contextual-spacing="false" fo:text-indent="-0.25in" style:auto-text-indent="false"/>
      <style:text-properties officeooo:paragraph-rsid="000527f7"/>
    </style:style>
    <style:style style:name="P18" style:family="paragraph" style:parent-style-name="Preformatted_20_Text" style:list-style-name="WWNum1">
      <style:text-properties officeooo:paragraph-rsid="000527f7"/>
    </style:style>
    <style:style style:name="P1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Roboto Mono" style:font-name-asian="Roboto Mono1" style:font-name-complex="Roboto Mono1"/>
    </style:style>
    <style:style style:name="T4" style:family="text">
      <style:text-properties style:font-name="Roboto Mono" fo:font-size="10.5pt" style:font-name-asian="Roboto Mono1" style:font-size-asian="10.5pt" style:font-name-complex="Roboto Mono1" style:font-size-complex="10.5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Oswald" style:font-name-asian="Oswald1" style:font-name-complex="Oswald1"/>
    </style:style>
    <style:style style:name="T7" style:family="text">
      <style:text-properties style:font-name="Calibri" style:font-name-asian="Calibri1" style:font-name-complex="Calibri1"/>
    </style:style>
    <style:style style:name="T8" style:family="text">
      <style:text-properties fo:color="#2cbb0f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2cbb0f" style:font-name="Courier New" fo:font-size="6.5pt" style:font-name-asian="Courier New1" style:font-size-asian="6.5pt" style:font-name-complex="Courier New1" style:font-size-complex="6.5pt"/>
    </style:style>
    <style:style style:name="T10" style:family="text">
      <style:text-properties fo:color="#2cbb0f" style:font-name="Courier New" fo:font-size="8pt" style:font-name-asian="Courier New1" style:font-size-asian="8pt" style:font-name-complex="Courier New1" style:font-size-complex="8pt"/>
    </style:style>
    <style:style style:name="T11" style:family="text">
      <style:text-properties fo:color="#2cbb0f" style:font-name="Courier New" fo:font-size="7.5pt" style:font-name-asian="Courier New1" style:font-size-asian="7.5pt" style:font-name-complex="Courier New1" style:font-size-complex="7.5pt"/>
    </style:style>
    <style:style style:name="T12" style:family="text">
      <style:text-properties fo:color="#b82ee5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b82ee5" style:font-name="Courier New" fo:font-size="6.5pt" style:font-name-asian="Courier New1" style:font-size-asian="6.5pt" style:font-name-complex="Courier New1" style:font-size-complex="6.5pt"/>
    </style:style>
    <style:style style:name="T14" style:family="text">
      <style:text-properties fo:color="#b82ee5" style:font-name="Courier New" fo:font-size="8pt" style:font-name-asian="Courier New1" style:font-size-asian="8pt" style:font-name-complex="Courier New1" style:font-size-complex="8pt"/>
    </style:style>
    <style:style style:name="T15" style:family="text">
      <style:text-properties fo:color="#b82ee5" style:font-name="Courier New" fo:font-size="7.5pt" style:font-name-asian="Courier New1" style:font-size-asian="7.5pt" style:font-name-complex="Courier New1" style:font-size-complex="7.5pt"/>
    </style:style>
    <style:style style:name="T16" style:family="text">
      <style:text-properties fo:color="#585959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585959" style:font-name="Courier New" fo:font-size="6.5pt" style:font-name-asian="Courier New1" style:font-size-asian="6.5pt" style:font-name-complex="Courier New1" style:font-size-complex="6.5pt"/>
    </style:style>
    <style:style style:name="T18" style:family="text">
      <style:text-properties fo:color="#585959" style:font-name="Courier New" fo:font-size="8pt" style:font-name-asian="Courier New1" style:font-size-asian="8pt" style:font-name-complex="Courier New1" style:font-size-complex="8pt"/>
    </style:style>
    <style:style style:name="T19" style:family="text">
      <style:text-properties fo:color="#585959" style:font-name="Courier New" fo:font-size="7.5pt" style:font-name-asian="Courier New1" style:font-size-asian="7.5pt" style:font-name-complex="Courier New1" style:font-size-complex="7.5pt"/>
    </style:style>
    <style:style style:name="T20" style:family="text">
      <style:text-properties fo:color="#8fa1b2" style:font-name="Courier New" fo:font-size="6.5pt" style:font-name-asian="Courier New1" style:font-size-asian="6.5pt" style:font-name-complex="Courier New1" style:font-size-complex="6.5pt"/>
    </style:style>
    <style:style style:name="T21" style:family="text">
      <style:text-properties fo:color="#8fa1b2" style:font-name="Courier New" fo:font-size="8pt" style:font-name-asian="Courier New1" style:font-size-asian="8pt" style:font-name-complex="Courier New1" style:font-size-complex="8pt"/>
    </style:style>
    <style:style style:name="T22" style:family="text">
      <style:text-properties fo:color="#8fa1b2" style:font-name="Courier New" fo:font-size="7.5pt" style:font-name-asian="Courier New1" style:font-size-asian="7.5pt" style:font-name-complex="Courier New1" style:font-size-complex="7.5pt"/>
    </style:style>
    <style:style style:name="T23" style:family="text">
      <style:text-properties fo:color="#5b5fff" style:font-name="Courier New" fo:font-size="6.5pt" style:font-name-asian="Courier New1" style:font-size-asian="6.5pt" style:font-name-complex="Courier New1" style:font-size-complex="6.5pt"/>
    </style:style>
    <style:style style:name="T24" style:family="text">
      <style:text-properties fo:color="#5b5fff" style:font-name="Courier New" fo:font-size="8pt" style:font-name-asian="Courier New1" style:font-size-asian="8pt" style:font-name-complex="Courier New1" style:font-size-complex="8pt"/>
    </style:style>
    <style:style style:name="T25" style:family="text">
      <style:text-properties fo:color="#5b5fff" style:font-name="Courier New" fo:font-size="7.5pt" style:font-name-asian="Courier New1" style:font-size-asian="7.5pt" style:font-name-complex="Courier New1" style:font-size-complex="7.5pt"/>
    </style:style>
    <style:style style:name="T26" style:family="text">
      <style:text-properties fo:color="#0088cc" style:font-name="Courier New" fo:font-size="8pt" style:font-name-asian="Courier New1" style:font-size-asian="8pt" style:font-name-complex="Courier New1" style:font-size-complex="8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fo:color="#c9211e"/>
    </style:style>
    <style:style style:name="T29" style:family="text">
      <style:text-properties fo:color="#000000" style:font-name="monospace" fo:font-size="12.1499996185303pt" fo:letter-spacing="normal" fo:font-style="italic" fo:font-weight="normal" loext:padding="0in" loext:border="none"/>
    </style:style>
    <style:style style:name="T30" style:family="text">
      <style:text-properties fo:color="#000000" style:font-name="monospace" fo:font-size="12.1499996185303pt" fo:letter-spacing="normal" fo:font-style="italic" fo:font-weight="normal" officeooo:rsid="000527f7" loext:padding="0in" loext:border="none"/>
    </style:style>
    <style:style style:name="T31" style:family="text">
      <style:text-properties officeooo:rsid="000527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829519" text:style-name="WWNum1">
        <text:list-item>
          <text:p text:style-name="P15"><text:span text:style-name="Source_20_Text"><text:span text:style-name="T30">Instaliuojam laraveli terminale</text:span></text:span></text:p>
        </text:list-item>
        <text:list-item>
          <text:p text:style-name="P16"><text:span text:style-name="Source_20_Text"><text:span text:style-name="T29"/></text:span></text:p>
        </text:list-item>
        <text:list-item>
          <text:p text:style-name="P16"><text:span text:style-name="Source_20_Text"><text:span text:style-name="T29">composer create-project --prefer-dist laravel/laravel </text:span></text:span><text:span text:style-name="Source_20_Text"><text:span text:style-name="T30">ProjName</text:span></text:span></text:p>
        </text:list-item>
        <text:list-item>
          <text:p text:style-name="P16"><text:span text:style-name="Source_20_Text"><text:span text:style-name="T29"/></text:span></text:p>
        </text:list-item>
        <text:list-item>
          <text:p text:style-name="P18"><text:span text:style-name="Source_20_Text"/></text:p>
        </text:list-item>
        <text:list-item>
          <text:p text:style-name="P18"><text:span text:style-name="Source_20_Text"><text:span text:style-name="T31">terminale perrashom storage nuosavybes</text:span></text:span></text:p>
        </text:list-item>
        <text:list-item>
          <text:p text:style-name="P18"><text:span text:style-name="Source_20_Text"/></text:p>
        </text:list-item>
        <text:list-item>
          <text:p text:style-name="P18"><text:span text:style-name="Source_20_Text">chmod -R gu+w storage</text:span></text:p>
        </text:list-item>
        <text:list-item>
          <text:p text:style-name="P18"/>
        </text:list-item>
        <text:list-item>
          <text:p text:style-name="P18"><text:span text:style-name="Source_20_Text">chmod -R guo+w storage</text:span></text:p>
        </text:list-item>
        <text:list-item>
          <text:p text:style-name="P18"/>
        </text:list-item>
        <text:list-item>
          <text:p text:style-name="P17"><text:span text:style-name="Source_20_Text">php artisan cache:clear <text:s text:c="2"/></text:span></text:p>
        </text:list-item>
        <text:list-item>
          <text:p text:style-name="P19"/>
        </text:list-item>
        <text:list-item>
          <text:p text:style-name="P19">Atsidaryti su VC susikurtą projekto folderį.</text:p>
        </text:list-item>
        <text:list-item>
          <text:p text:style-name="P19">phpMyAdmin susikurti naują duomenų bazę. Koduotė utf8mb4_bin.</text:p>
        </text:list-item>
        <text:list-item>
          <text:p text:style-name="P19">Atsidaryt .env failą ir pakeisti.</text:p>
        </text:list-item>
      </text:list>
      <text:p text:style-name="P1">DB_DATABASE=vardas</text:p>
      <text:p text:style-name="P1">DB_USERNAME=root</text:p>
      <text:p text:style-name="P1">DB_PASSWORD=mysql (mac) (arba palikti tusčią windows)</text:p>
      <text:list xml:id="list163042479497938" text:continue-numbering="true" text:style-name="WWNum1">
        <text:list-item>
          <text:p text:style-name="P19">Terminale:</text:p>
        </text:list-item>
      </text:list>
      <text:p text:style-name="P1">composer require laravel/jetstream</text:p>
      <text:p text:style-name="P1">php artisan migrate:fresh</text:p>
      <text:p text:style-name="P1">php artisan jetstream:install livewire</text:p>
      <text:p text:style-name="P1">npm install</text:p>
      <text:p text:style-name="P1">npm run dev</text:p>
      <text:p text:style-name="P1">php artisan migrate:fresh</text:p>
      <text:p text:style-name="P1"/>
      <text:p text:style-name="P1">Visur LAUKTI po 5-7 min!</text:p>
      <text:p text:style-name="P1"/>
      <text:p text:style-name="P1"><text:span text:style-name="T28">php artisan make:model Book --all </text:span>(pavadinimas pagal uždavinio sąlygą)</text:p>
      <text:p text:style-name="P1"><text:span text:style-name="T28">php artisan make:model Author --all</text:span> (pavadinimas pagal uždavinio sąlygą)</text:p>
      <text:p text:style-name="P1">Rašyti <text:span text:style-name="T1">vienaskaita!</text:span></text:p>
      <text:list xml:id="list163042093699242" text:continue-numbering="true" text:style-name="WWNum1">
        <text:list-item>
          <text:p text:style-name="P19">Atsidaryti <text:span text:style-name="T2">database/migration</text:span> ir susirasti book ir author migracijų failus</text:p>
        </text:list-item>
        <text:list-item>
          <text:p text:style-name="P19">Pildom up funkciją:</text:p>
        </text:list-item>
      </text:list>
      <text:p text:style-name="P1"><text:span text:style-name="T3">varchar</text:span> keičiam į <text:span text:style-name="T3">string</text:span>;</text:p>
      <text:p text:style-name="P1">visų tipų <text:span text:style-name="T3">integer</text:span> (pvz tinyint) keičiam tiksliai į <text:span text:style-name="T3">integer</text:span> ir <text:span text:style-name="T5">nerašom</text:span> jo dydžio;</text:p>
      <text:p text:style-name="P1">visus stulpelius _id galūne darome <text:span text:style-name="T3">unsignedBigInteger</text:span> tipo ir nerašom jo dydžio;</text:p>
      <text:list xml:id="list163042751619829" text:continue-numbering="true" text:style-name="WWNum1">
        <text:list-item>
          <text:p text:style-name="P19">Terminale: php artisan migrate:fresh</text:p>
        </text:list-item>
      </text:list>
      <text:p text:style-name="P1"/>
      <text:list xml:id="list163042303806293" text:continue-numbering="true" text:style-name="WWNum1">
        <text:list-item>
          <text:p text:style-name="P19">Į migracijos failą, po eilute su stulpelio vardu <text:span text:style-name="T4">'author_id'</text:span> <text:s/>idedame: <text:span text:style-name="T4">$table-&gt;foreign('author_id')-&gt;references('id')-&gt;on('authors');</text:span></text:p>
        </text:list-item>
        <text:list-item>
          <text:p text:style-name="P19">Migruojam. Jeigu gauname klaidą, pervadinam failus taip, kad <text:span text:style-name="T5">failas BE author_id būtų pirmesnis</text:span>.</text:p>
        </text:list-item>
        <text:list-item>
          <text:p text:style-name="P19"><text:soft-page-break/>Atsidarome routes/web.php</text:p>
        </text:list-item>
      </text:list>
      <text:p text:style-name="P1">Kopijuojam kodą į failo apačią, pagal sąlyga (pakeisdami <text:span text:style-name="T6">Author</text:span> ir <text:span text:style-name="T6">author </text:span><text:span text:style-name="T7">darydami kitas užduotis)</text:span>:</text:p>
      <text:p text:style-name="P3"><text:span text:style-name="T8">use</text:span><text:span text:style-name="T12"> App</text:span><text:span text:style-name="T16">\</text:span><text:span text:style-name="T12">Http</text:span><text:span text:style-name="T16">\</text:span><text:span text:style-name="T12">Controllers</text:span><text:span text:style-name="T16">\</text:span><text:span text:style-name="T12">AuthorController</text:span><text:span text:style-name="T16">;</text:span></text:p>
      <text:p text:style-name="P1"/>
      <text:p text:style-name="P3"><text:span text:style-name="T13">Route</text:span><text:span text:style-name="T20">::</text:span><text:span text:style-name="T9">group</text:span><text:span text:style-name="T17">([</text:span><text:span text:style-name="T23">'prefix'</text:span><text:span text:style-name="T17"> </text:span><text:span text:style-name="T20">=&gt;</text:span><text:span text:style-name="T17"> </text:span><text:span text:style-name="T23">'authors'</text:span><text:span text:style-name="T17">], </text:span><text:span text:style-name="T13">function</text:span><text:span text:style-name="T17">(){</text:span></text:p>
      <text:p text:style-name="P3"><text:span text:style-name="T17"><text:s text:c="3"/></text:span><text:span text:style-name="T13">Route</text:span><text:span text:style-name="T20">::</text:span><text:span text:style-name="T9">get</text:span><text:span text:style-name="T17">(</text:span><text:span text:style-name="T23">''</text:span><text:span text:style-name="T17">, [</text:span><text:span text:style-name="T13">AuthorController</text:span><text:span text:style-name="T20">::</text:span><text:span text:style-name="T9">class</text:span><text:span text:style-name="T17">, </text:span><text:span text:style-name="T23">'index'</text:span><text:span text:style-name="T17">])</text:span><text:span text:style-name="T20">-&gt;</text:span><text:span text:style-name="T9">name</text:span><text:span text:style-name="T17">(</text:span><text:span text:style-name="T23">'author.index'</text:span><text:span text:style-name="T17">);</text:span></text:p>
      <text:p text:style-name="P3"><text:span text:style-name="T17"><text:s text:c="3"/></text:span><text:span text:style-name="T13">Route</text:span><text:span text:style-name="T20">::</text:span><text:span text:style-name="T9">get</text:span><text:span text:style-name="T17">(</text:span><text:span text:style-name="T23">'create'</text:span><text:span text:style-name="T17">, [</text:span><text:span text:style-name="T13">AuthorController</text:span><text:span text:style-name="T20">::</text:span><text:span text:style-name="T9">class</text:span><text:span text:style-name="T17">, </text:span><text:span text:style-name="T23">'create'</text:span><text:span text:style-name="T17">])</text:span><text:span text:style-name="T20">-&gt;</text:span><text:span text:style-name="T9">name</text:span><text:span text:style-name="T17">(</text:span><text:span text:style-name="T23">'author.create'</text:span><text:span text:style-name="T17">);</text:span></text:p>
      <text:p text:style-name="P3"><text:span text:style-name="T17"><text:s text:c="3"/></text:span><text:span text:style-name="T13">Route</text:span><text:span text:style-name="T20">::</text:span><text:span text:style-name="T9">post</text:span><text:span text:style-name="T17">(</text:span><text:span text:style-name="T23">'store'</text:span><text:span text:style-name="T17">, [</text:span><text:span text:style-name="T13">AuthorController</text:span><text:span text:style-name="T20">::</text:span><text:span text:style-name="T9">class</text:span><text:span text:style-name="T17">, </text:span><text:span text:style-name="T23">'store'</text:span><text:span text:style-name="T17">])</text:span><text:span text:style-name="T20">-&gt;</text:span><text:span text:style-name="T9">name</text:span><text:span text:style-name="T17">(</text:span><text:span text:style-name="T23">'author.store'</text:span><text:span text:style-name="T17">);</text:span></text:p>
      <text:p text:style-name="P3"><text:span text:style-name="T17"><text:s text:c="3"/></text:span><text:span text:style-name="T13">Route</text:span><text:span text:style-name="T20">::</text:span><text:span text:style-name="T9">get</text:span><text:span text:style-name="T17">(</text:span><text:span text:style-name="T23">'edit/{author}'</text:span><text:span text:style-name="T17">, [</text:span><text:span text:style-name="T13">AuthorController</text:span><text:span text:style-name="T20">::</text:span><text:span text:style-name="T9">class</text:span><text:span text:style-name="T17">, </text:span><text:span text:style-name="T23">'edit'</text:span><text:span text:style-name="T17">])</text:span><text:span text:style-name="T20">-&gt;</text:span><text:span text:style-name="T9">name</text:span><text:span text:style-name="T17">(</text:span><text:span text:style-name="T23">'author.edit'</text:span><text:span text:style-name="T17">);</text:span></text:p>
      <text:p text:style-name="P3"><text:span text:style-name="T17"><text:s text:c="3"/></text:span><text:span text:style-name="T13">Route</text:span><text:span text:style-name="T20">::</text:span><text:span text:style-name="T9">post</text:span><text:span text:style-name="T17">(</text:span><text:span text:style-name="T23">'update/{author}'</text:span><text:span text:style-name="T17">, [</text:span><text:span text:style-name="T13">AuthorController</text:span><text:span text:style-name="T20">::</text:span><text:span text:style-name="T9">class</text:span><text:span text:style-name="T17">, </text:span><text:span text:style-name="T23">'update'</text:span><text:span text:style-name="T17">])</text:span><text:span text:style-name="T20">-&gt;</text:span><text:span text:style-name="T9">name</text:span><text:span text:style-name="T17">(</text:span><text:span text:style-name="T23">'author.update'</text:span><text:span text:style-name="T17">);</text:span></text:p>
      <text:p text:style-name="P3"><text:span text:style-name="T17"><text:s text:c="3"/></text:span><text:span text:style-name="T13">Route</text:span><text:span text:style-name="T20">::</text:span><text:span text:style-name="T9">post</text:span><text:span text:style-name="T17">(</text:span><text:span text:style-name="T23">'delete/{author}'</text:span><text:span text:style-name="T17">, [</text:span><text:span text:style-name="T13">AuthorController</text:span><text:span text:style-name="T20">::</text:span><text:span text:style-name="T9">class</text:span><text:span text:style-name="T17">, </text:span><text:span text:style-name="T23">'destroy'</text:span><text:span text:style-name="T17">])</text:span><text:span text:style-name="T20">-&gt;</text:span><text:span text:style-name="T9">name</text:span><text:span text:style-name="T17">(</text:span><text:span text:style-name="T23">'author.destroy'</text:span><text:span text:style-name="T17">);</text:span></text:p>
      <text:p text:style-name="P3"><text:span text:style-name="T17"><text:s text:c="3"/></text:span><text:span text:style-name="T13">Route</text:span><text:span text:style-name="T20">::</text:span><text:span text:style-name="T9">get</text:span><text:span text:style-name="T17">(</text:span><text:span text:style-name="T23">'show/{author}'</text:span><text:span text:style-name="T17">, [</text:span><text:span text:style-name="T13">AuthorController</text:span><text:span text:style-name="T20">::</text:span><text:span text:style-name="T9">class</text:span><text:span text:style-name="T17">, </text:span><text:span text:style-name="T23">'show'</text:span><text:span text:style-name="T17">])</text:span><text:span text:style-name="T20">-&gt;</text:span><text:span text:style-name="T9">name</text:span><text:span text:style-name="T17">(</text:span><text:span text:style-name="T23">'author.show'</text:span><text:span text:style-name="T17">);</text:span></text:p>
      <text:p text:style-name="P8">});</text:p>
      <text:p text:style-name="P4"/>
      <text:p text:style-name="P9"/>
      <text:p text:style-name="P1"/>
      <text:list xml:id="list163041956172213" text:continue-numbering="true" text:style-name="WWNum1">
        <text:list-item>
          <text:p text:style-name="P19">Atsidarom <text:span text:style-name="T2">app/Http/Controllers</text:span> failą AuthorController.php (tą failą, kurio migracijoje nėra author_id)</text:p>
        </text:list-item>
        <text:list-item>
          <text:p text:style-name="P19">Pradedame nuo <text:span text:style-name="T3">create()</text:span> kodas:</text:p>
        </text:list-item>
      </text:list>
      <text:p text:style-name="P2"><text:span text:style-name="T14">return</text:span><text:span text:style-name="T18"> </text:span><text:span text:style-name="T10">view</text:span><text:span text:style-name="T18">(</text:span><text:span text:style-name="T24">'author.create'</text:span><text:span text:style-name="T18">);</text:span></text:p>
      <text:list xml:id="list163042248005441" text:continue-numbering="true" text:style-name="WWNum1">
        <text:list-item>
          <text:p text:style-name="P19">Atsidarome <text:span text:style-name="T2">resourses/views</text:span> folderį ir ten sukuriam folderį <text:span text:style-name="T6">author</text:span><text:span text:style-name="T2"> </text:span>o tame folderyje sukuriam tris tusčius failus: </text:p>
        </text:list-item>
      </text:list>
      <text:p text:style-name="P11">create.blade.php</text:p>
      <text:p text:style-name="P11">edit.blade.php</text:p>
      <text:p text:style-name="P11">index.blade.php</text:p>
      <text:p text:style-name="P1"/>
      <text:list xml:id="list163042892528175" text:continue-numbering="true" text:style-name="WWNum1">
        <text:list-item>
          <text:p text:style-name="P19"><text:span text:style-name="T2">create.blade.php </text:span>faile darome html formą:</text:p>
        </text:list-item>
      </text:list>
      <text:p text:style-name="P2"><text:span text:style-name="T18">&lt;</text:span><text:span text:style-name="T26">form</text:span><text:span text:style-name="T18"> </text:span><text:span text:style-name="T14">method</text:span><text:span text:style-name="T21">=</text:span><text:span text:style-name="T24">"POST"</text:span><text:span text:style-name="T18"> </text:span><text:span text:style-name="T14">action</text:span><text:span text:style-name="T21">=</text:span><text:span text:style-name="T24">"</text:span><text:span text:style-name="T10">{{route</text:span><text:span text:style-name="T24">('author.store')</text:span><text:span text:style-name="T10">}}</text:span><text:span text:style-name="T24">"</text:span><text:span text:style-name="T18">&gt;</text:span></text:p>
      <text:p text:style-name="P2"><text:span text:style-name="T18"><text:s text:c="3"/>Name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author_name"</text:span><text:span text:style-name="T18">&gt;</text:span></text:p>
      <text:p text:style-name="P2"><text:span text:style-name="T18"><text:s text:c="3"/>Surname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author_surname"</text:span><text:span text:style-name="T18">&gt;</text:span></text:p>
      <text:p text:style-name="P10"><text:s text:c="3"/>@csrf</text:p>
      <text:p text:style-name="P2"><text:span text:style-name="T18"><text:s text:c="3"/>&lt;</text:span><text:span text:style-name="T26">button</text:span><text:span text:style-name="T18"> </text:span><text:span text:style-name="T14">type</text:span><text:span text:style-name="T21">=</text:span><text:span text:style-name="T24">"submit"</text:span><text:span text:style-name="T18">&gt;ADD&lt;/</text:span><text:span text:style-name="T26">button</text:span><text:span text:style-name="T18">&gt;</text:span></text:p>
      <text:p text:style-name="P2"><text:span text:style-name="T18">&lt;/</text:span><text:span text:style-name="T26">form</text:span><text:span text:style-name="T18">&gt;</text:span></text:p>
      <text:list xml:id="list163041484678324" text:continue-numbering="true" text:style-name="WWNum1">
        <text:list-item>
          <text:p text:style-name="P19">Tikriname veikimą adresu: <text:a xlink:type="simple" xlink:href="http://localhost/lib/public/authors/create" text:style-name="ListLabel_20_10" text:visited-style-name="ListLabel_20_10"><text:span text:style-name="T27">http://localhost/lib/public/authors/create</text:span></text:a> (čia /lib/ jūsų laravel folderio pavadinimas)</text:p>
        </text:list-item>
        <text:list-item>
          <text:p text:style-name="P19">Atsidarom <text:span text:style-name="T2">app/Http/Controllers</text:span> failą AuthorController.php metodas <text:span text:style-name="T3">store() </text:span>kodas:</text:p>
        </text:list-item>
      </text:list>
      <text:p text:style-name="P12"><text:span text:style-name="T26">$author</text:span><text:span text:style-name="T18"> </text:span><text:span text:style-name="T21">=</text:span><text:span text:style-name="T18"> </text:span><text:span text:style-name="T10">new</text:span><text:span text:style-name="T18"> </text:span><text:span text:style-name="T24">Author</text:span><text:span text:style-name="T18">;</text:span></text:p>
      <text:p text:style-name="P12"><text:span text:style-name="T26">$author</text:span><text:span text:style-name="T21">-&gt;</text:span><text:span text:style-name="T10">name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author_name</text:span><text:span text:style-name="T18">;</text:span></text:p>
      <text:p text:style-name="P12"><text:span text:style-name="T26">$author</text:span><text:span text:style-name="T21">-&gt;</text:span><text:span text:style-name="T10">surname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author_surname</text:span><text:span text:style-name="T18">;</text:span></text:p>
      <text:p text:style-name="P12"><text:span text:style-name="T26">$author</text:span><text:span text:style-name="T21">-&gt;</text:span><text:span text:style-name="T10">save</text:span><text:span text:style-name="T18">();</text:span></text:p>
      <text:p text:style-name="P12"><text:span text:style-name="T14">return</text:span><text:span text:style-name="T18"> </text:span><text:span text:style-name="T10">redirect</text:span><text:span text:style-name="T18">()</text:span><text:span text:style-name="T21">-&gt;</text:span><text:span text:style-name="T10">route</text:span><text:span text:style-name="T18">(</text:span><text:span text:style-name="T24">'author.index'</text:span><text:span text:style-name="T18">);</text:span></text:p>
      <text:list xml:id="list163041391509925" text:continue-numbering="true" text:style-name="WWNum1">
        <text:list-item>
          <text:p text:style-name="P19">Įrašome author vardą ir pavardę, spaudžiam, gaunam tuščią langą.</text:p>
        </text:list-item>
        <text:list-item>
          <text:p text:style-name="P19">Atsidarom <text:span text:style-name="T2">app\Http\Controllers</text:span> failą AuthorController.php metodas <text:span text:style-name="T3">index()</text:span> kodas:</text:p>
        </text:list-item>
      </text:list>
      <text:p text:style-name="P2"><text:span text:style-name="T18"><text:s text:c="7"/></text:span><text:span text:style-name="T26">$authors</text:span><text:span text:style-name="T18"> </text:span><text:span text:style-name="T21">=</text:span><text:span text:style-name="T18"> </text:span><text:span text:style-name="T24">Author</text:span><text:span text:style-name="T21">::</text:span><text:span text:style-name="T10">all</text:span><text:span text:style-name="T18">();</text:span></text:p>
      <text:p text:style-name="P2"><text:span text:style-name="T18"><text:s text:c="7"/></text:span><text:span text:style-name="T14">return</text:span><text:span text:style-name="T18"> </text:span><text:span text:style-name="T10">view</text:span><text:span text:style-name="T18">(</text:span><text:span text:style-name="T24">'author.index'</text:span><text:span text:style-name="T18">, [</text:span><text:span text:style-name="T24">'authors'</text:span><text:span text:style-name="T18"> </text:span><text:span text:style-name="T21">=&gt;</text:span><text:span text:style-name="T18"> </text:span><text:span text:style-name="T26">$authors</text:span><text:span text:style-name="T18">]);</text:span></text:p>
      <text:p text:style-name="P1"/>
      <text:list xml:id="list163042314299262" text:continue-numbering="true" text:style-name="WWNum1">
        <text:list-item>
          <text:p text:style-name="P19"><text:span text:style-name="T2">resourses\views\author\index.blade.php </text:span>faile dedame html:</text:p>
        </text:list-item>
      </text:list>
      <text:p text:style-name="P2"><text:span text:style-name="T14">@foreach </text:span><text:span text:style-name="T18">(</text:span><text:span text:style-name="T26">$authors</text:span><text:span text:style-name="T18"> </text:span><text:span text:style-name="T21">as</text:span><text:span text:style-name="T18"> </text:span><text:span text:style-name="T26">$author</text:span><text:span text:style-name="T18">)</text:span></text:p>
      <text:p text:style-name="P2"><text:span text:style-name="T18"><text:s text:c="2"/></text:span><text:span text:style-name="T10">{{</text:span><text:span text:style-name="T26">$author</text:span><text:span text:style-name="T21">-&gt;</text:span><text:span text:style-name="T10">name}}</text:span><text:span text:style-name="T18"> </text:span><text:span text:style-name="T10">{{</text:span><text:span text:style-name="T26">$author</text:span><text:span text:style-name="T21">-&gt;</text:span><text:span text:style-name="T10">surname}}</text:span><text:span text:style-name="T18">&lt;</text:span><text:span text:style-name="T26">br</text:span><text:span text:style-name="T18">&gt;</text:span></text:p>
      <text:p text:style-name="P10"><text:soft-page-break/>@endforeach</text:p>
      <text:list xml:id="list163042188428554" text:continue-numbering="true" text:style-name="WWNum1">
        <text:list-item>
          <text:p text:style-name="P19">Tikriname veikimą adresu: <text:a xlink:type="simple" xlink:href="http://localhost/lib/public/authors/create" text:style-name="ListLabel_20_10" text:visited-style-name="ListLabel_20_10"><text:span text:style-name="T27">http://localhost/lib/public/authors</text:span></text:a> (čia /lib/ jūsų laravel folderio pavadinimas) Turi rodyti įrašytus autorius</text:p>
        </text:list-item>
        <text:list-item>
          <text:p text:style-name="P19"><text:span text:style-name="T2">resourses\views\author\edit.blade.php </text:span>faile dedame html:</text:p>
        </text:list-item>
      </text:list>
      <text:p text:style-name="P2"><text:span text:style-name="T18">&lt;</text:span><text:span text:style-name="T26">form</text:span><text:span text:style-name="T18"> </text:span><text:span text:style-name="T14">method</text:span><text:span text:style-name="T21">=</text:span><text:span text:style-name="T24">"POST"</text:span><text:span text:style-name="T18"> </text:span><text:span text:style-name="T14">action</text:span><text:span text:style-name="T21">=</text:span><text:span text:style-name="T24">"</text:span><text:span text:style-name="T10">{{route</text:span><text:span text:style-name="T24">('author.update',[</text:span><text:span text:style-name="T26">$author-&gt;id</text:span><text:span text:style-name="T24">])</text:span><text:span text:style-name="T10">}}</text:span><text:span text:style-name="T24">"</text:span><text:span text:style-name="T18">&gt;</text:span></text:p>
      <text:p text:style-name="P2"><text:span text:style-name="T18"><text:s text:c="3"/>Name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author_name"</text:span><text:span text:style-name="T18"> </text:span><text:span text:style-name="T14">value</text:span><text:span text:style-name="T21">=</text:span><text:span text:style-name="T24">"</text:span><text:span text:style-name="T10">{{</text:span><text:span text:style-name="T26">$author</text:span><text:span text:style-name="T21">-&gt;</text:span><text:span text:style-name="T10">name}}</text:span><text:span text:style-name="T24">"</text:span><text:span text:style-name="T18">&gt;</text:span></text:p>
      <text:p text:style-name="P2"><text:span text:style-name="T18"><text:s text:c="3"/>Surname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author_surname"</text:span><text:span text:style-name="T18"> </text:span><text:span text:style-name="T14">value</text:span><text:span text:style-name="T21">=</text:span><text:span text:style-name="T24">"</text:span><text:span text:style-name="T10">{{</text:span><text:span text:style-name="T26">$author</text:span><text:span text:style-name="T21">-&gt;</text:span><text:span text:style-name="T10">surname}}</text:span><text:span text:style-name="T24">"</text:span><text:span text:style-name="T18">&gt;</text:span></text:p>
      <text:p text:style-name="P2"><text:span text:style-name="T18"><text:s text:c="3"/></text:span><text:span text:style-name="T14">@csrf</text:span></text:p>
      <text:p text:style-name="P2"><text:span text:style-name="T18"><text:s text:c="3"/>&lt;</text:span><text:span text:style-name="T26">button</text:span><text:span text:style-name="T18"> </text:span><text:span text:style-name="T14">type</text:span><text:span text:style-name="T21">=</text:span><text:span text:style-name="T24">"submit"</text:span><text:span text:style-name="T18">&gt;EDIT&lt;/</text:span><text:span text:style-name="T26">button</text:span><text:span text:style-name="T18">&gt;</text:span></text:p>
      <text:p text:style-name="P2"><text:span text:style-name="T18">&lt;/</text:span><text:span text:style-name="T26">form</text:span><text:span text:style-name="T18">&gt;</text:span></text:p>
      <text:list xml:id="list163043392519443" text:continue-numbering="true" text:style-name="WWNum1">
        <text:list-item>
          <text:p text:style-name="P19">Atsidarom <text:span text:style-name="T2">app\Http\Controllers</text:span> failą AuthorController.php metodas <text:span text:style-name="T3">edit()</text:span> kodas:</text:p>
        </text:list-item>
      </text:list>
      <text:p text:style-name="P2"><text:span text:style-name="T14">return</text:span><text:span text:style-name="T18"> </text:span><text:span text:style-name="T10">view</text:span><text:span text:style-name="T18">(</text:span><text:span text:style-name="T24">'author.edit'</text:span><text:span text:style-name="T18">, [</text:span><text:span text:style-name="T24">'author'</text:span><text:span text:style-name="T18"> </text:span><text:span text:style-name="T21">=&gt;</text:span><text:span text:style-name="T18"> </text:span><text:span text:style-name="T26">$author</text:span><text:span text:style-name="T18">]);</text:span></text:p>
      <text:list xml:id="list163042103524683" text:continue-numbering="true" text:style-name="WWNum1">
        <text:list-item>
          <text:p text:style-name="P19"><text:span text:style-name="T2">resourses\views\author\index.blade.php </text:span>faile redaguojame html:</text:p>
        </text:list-item>
      </text:list>
      <text:p text:style-name="P2"><text:span text:style-name="T14">@foreach </text:span><text:span text:style-name="T18">(</text:span><text:span text:style-name="T26">$authors</text:span><text:span text:style-name="T18"> </text:span><text:span text:style-name="T21">as</text:span><text:span text:style-name="T18"> </text:span><text:span text:style-name="T26">$author</text:span><text:span text:style-name="T18">)</text:span></text:p>
      <text:p text:style-name="P2"><text:span text:style-name="T18"><text:s text:c="2"/>&lt;</text:span><text:span text:style-name="T26">a</text:span><text:span text:style-name="T18"> </text:span><text:span text:style-name="T14">href</text:span><text:span text:style-name="T21">=</text:span><text:span text:style-name="T24">"</text:span><text:span text:style-name="T10">{{route</text:span><text:span text:style-name="T24">('author.edit',[</text:span><text:span text:style-name="T26">$author</text:span><text:span text:style-name="T24">])</text:span><text:span text:style-name="T10">}}</text:span><text:span text:style-name="T24">"</text:span><text:span text:style-name="T18">&gt;</text:span><text:span text:style-name="T10">{{</text:span><text:span text:style-name="T26">$author</text:span><text:span text:style-name="T21">-&gt;</text:span><text:span text:style-name="T10">name}}</text:span><text:span text:style-name="T18"> </text:span><text:span text:style-name="T10">{{</text:span><text:span text:style-name="T26">$author</text:span><text:span text:style-name="T21">-&gt;</text:span><text:span text:style-name="T10">surname}}</text:span><text:span text:style-name="T18">&lt;/</text:span><text:span text:style-name="T26">a</text:span><text:span text:style-name="T18">&gt;&lt;</text:span><text:span text:style-name="T26">br</text:span><text:span text:style-name="T18">&gt;</text:span></text:p>
      <text:p text:style-name="P10">@endforeach</text:p>
      <text:list xml:id="list163041407461463" text:continue-numbering="true" text:style-name="WWNum1">
        <text:list-item>
          <text:p text:style-name="P19">Spaudžiam ant linko, turi atsidaryti užpildyta forma</text:p>
        </text:list-item>
        <text:list-item>
          <text:p text:style-name="P19">Atsidarom <text:span text:style-name="T2">app\Http\Controllers</text:span> failą AuthorController.php metodas <text:span text:style-name="T3">update()</text:span> kodas:</text:p>
        </text:list-item>
      </text:list>
      <text:p text:style-name="P2"><text:span text:style-name="T18"><text:s text:c="7"/></text:span><text:span text:style-name="T26">$author</text:span><text:span text:style-name="T21">-&gt;</text:span><text:span text:style-name="T10">name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author_name</text:span><text:span text:style-name="T18">;</text:span></text:p>
      <text:p text:style-name="P2"><text:span text:style-name="T18"><text:s text:c="7"/></text:span><text:span text:style-name="T26">$author</text:span><text:span text:style-name="T21">-&gt;</text:span><text:span text:style-name="T10">surname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author_surname</text:span><text:span text:style-name="T18">;</text:span></text:p>
      <text:p text:style-name="P2"><text:span text:style-name="T18"><text:s text:c="7"/></text:span><text:span text:style-name="T26">$author</text:span><text:span text:style-name="T21">-&gt;</text:span><text:span text:style-name="T10">save</text:span><text:span text:style-name="T18">();</text:span></text:p>
      <text:p text:style-name="P2"><text:span text:style-name="T18"><text:s text:c="7"/></text:span><text:span text:style-name="T14">return</text:span><text:span text:style-name="T18"> </text:span><text:span text:style-name="T10">redirect</text:span><text:span text:style-name="T18">()</text:span><text:span text:style-name="T21">-&gt;</text:span><text:span text:style-name="T10">route</text:span><text:span text:style-name="T18">(</text:span><text:span text:style-name="T24">'author.index'</text:span><text:span text:style-name="T18">);</text:span></text:p>
      <text:p text:style-name="P1"/>
      <text:list xml:id="list163042897303127" text:continue-numbering="true" text:style-name="WWNum1">
        <text:list-item>
          <text:p text:style-name="P19">Tikrinam veikimą. Turi vardai atsinaujinti.</text:p>
        </text:list-item>
        <text:list-item>
          <text:p text:style-name="P19"><text:span text:style-name="T2">resourses\views\author\index.blade.php </text:span>faile vėl redaguojame html:</text:p>
        </text:list-item>
      </text:list>
      <text:p text:style-name="P2"><text:span text:style-name="T14">@foreach </text:span><text:span text:style-name="T18">(</text:span><text:span text:style-name="T26">$authors</text:span><text:span text:style-name="T18"> </text:span><text:span text:style-name="T21">as</text:span><text:span text:style-name="T18"> </text:span><text:span text:style-name="T26">$author</text:span><text:span text:style-name="T18">)</text:span></text:p>
      <text:p text:style-name="P2"><text:span text:style-name="T18"><text:s text:c="2"/>&lt;</text:span><text:span text:style-name="T26">a</text:span><text:span text:style-name="T18"> </text:span><text:span text:style-name="T14">href</text:span><text:span text:style-name="T21">=</text:span><text:span text:style-name="T24">"</text:span><text:span text:style-name="T10">{{route</text:span><text:span text:style-name="T24">('author.edit',[</text:span><text:span text:style-name="T26">$author</text:span><text:span text:style-name="T24">])</text:span><text:span text:style-name="T10">}}</text:span><text:span text:style-name="T24">"</text:span><text:span text:style-name="T18">&gt;</text:span><text:span text:style-name="T10">{{</text:span><text:span text:style-name="T26">$author</text:span><text:span text:style-name="T21">-&gt;</text:span><text:span text:style-name="T10">name}}</text:span><text:span text:style-name="T18"> </text:span><text:span text:style-name="T10">{{</text:span><text:span text:style-name="T26">$author</text:span><text:span text:style-name="T21">-&gt;</text:span><text:span text:style-name="T10">surname}}</text:span><text:span text:style-name="T18">&lt;/</text:span><text:span text:style-name="T26">a</text:span><text:span text:style-name="T18">&gt;</text:span></text:p>
      <text:p text:style-name="P2"><text:span text:style-name="T18"><text:s text:c="2"/>&lt;</text:span><text:span text:style-name="T26">form</text:span><text:span text:style-name="T18"> </text:span><text:span text:style-name="T14">method</text:span><text:span text:style-name="T21">=</text:span><text:span text:style-name="T24">"POST"</text:span><text:span text:style-name="T18"> </text:span><text:span text:style-name="T14">action</text:span><text:span text:style-name="T21">=</text:span><text:span text:style-name="T24">"</text:span><text:span text:style-name="T10">{{route</text:span><text:span text:style-name="T24">('author.destroy', [</text:span><text:span text:style-name="T26">$author</text:span><text:span text:style-name="T24">])</text:span><text:span text:style-name="T10">}}</text:span><text:span text:style-name="T24">"</text:span><text:span text:style-name="T18">&gt;</text:span></text:p>
      <text:p text:style-name="P2"><text:span text:style-name="T18"><text:s text:c="3"/></text:span><text:span text:style-name="T14">@csrf</text:span></text:p>
      <text:p text:style-name="P2"><text:span text:style-name="T18"><text:s text:c="3"/>&lt;</text:span><text:span text:style-name="T26">button</text:span><text:span text:style-name="T18"> </text:span><text:span text:style-name="T14">type</text:span><text:span text:style-name="T21">=</text:span><text:span text:style-name="T24">"submit"</text:span><text:span text:style-name="T18">&gt;DELETE&lt;/</text:span><text:span text:style-name="T26">button</text:span><text:span text:style-name="T18">&gt;</text:span></text:p>
      <text:p text:style-name="P2"><text:span text:style-name="T18"><text:s text:c="2"/>&lt;/</text:span><text:span text:style-name="T26">form</text:span><text:span text:style-name="T18">&gt;</text:span></text:p>
      <text:p text:style-name="P2"><text:span text:style-name="T18"><text:s text:c="2"/>&lt;</text:span><text:span text:style-name="T26">br</text:span><text:span text:style-name="T18">&gt;</text:span></text:p>
      <text:p text:style-name="P10">@endforeach</text:p>
      <text:p text:style-name="P1"/>
      <text:list xml:id="list163042636423473" text:continue-numbering="true" text:style-name="WWNum1">
        <text:list-item>
          <text:p text:style-name="P19">Atsidarom <text:span text:style-name="T2">app\Http\Controllers</text:span> failą AuthorController.php metodas <text:span text:style-name="T3">destroy()</text:span> kodas:</text:p>
        </text:list-item>
      </text:list>
      <text:p text:style-name="P2"><text:span text:style-name="T18"><text:s text:c="7"/></text:span><text:span text:style-name="T26">$author</text:span><text:span text:style-name="T21">-&gt;</text:span><text:span text:style-name="T10">delete</text:span><text:span text:style-name="T18">();</text:span></text:p>
      <text:p text:style-name="P2"><text:span text:style-name="T18"><text:s text:c="7"/></text:span><text:span text:style-name="T14">return</text:span><text:span text:style-name="T18"> </text:span><text:span text:style-name="T10">redirect</text:span><text:span text:style-name="T18">()</text:span><text:span text:style-name="T21">-&gt;</text:span><text:span text:style-name="T10">route</text:span><text:span text:style-name="T18">(</text:span><text:span text:style-name="T24">'author.index'</text:span><text:span text:style-name="T18">);</text:span></text:p>
      <text:list xml:id="list163041364730558" text:continue-numbering="true" text:style-name="WWNum1">
        <text:list-item>
          <text:p text:style-name="P19">Tikriname trynimo veikimą.</text:p>
        </text:list-item>
        <text:list-item>
          <text:p text:style-name="P19">Pradedame books lentelę.</text:p>
        </text:list-item>
      </text:list>
      <text:p text:style-name="Standard"/>
      <text:p text:style-name="Standard"/>
      <text:p text:style-name="Standard"/>
      <text:list xml:id="list163042564052625" text:continue-numbering="true" text:style-name="WWNum1">
        <text:list-item>
          <text:p text:style-name="P19">Atsidarome routes\web.php</text:p>
        </text:list-item>
      </text:list>
      <text:p text:style-name="P1">Kopijuojam kodą į failo apačią:</text:p>
      <text:p text:style-name="P3"><text:span text:style-name="T8">use</text:span><text:span text:style-name="T12"> App</text:span><text:span text:style-name="T16">\</text:span><text:span text:style-name="T12">Http</text:span><text:span text:style-name="T16">\</text:span><text:span text:style-name="T12">Controllers</text:span><text:span text:style-name="T16">\</text:span><text:span text:style-name="T12">BookController</text:span><text:span text:style-name="T16">;</text:span></text:p>
      <text:p text:style-name="P1"/>
      <text:p text:style-name="P3"><text:span text:style-name="T15">Route</text:span><text:span text:style-name="T22">::</text:span><text:span text:style-name="T11">group</text:span><text:span text:style-name="T19">([</text:span><text:span text:style-name="T25">'prefix'</text:span><text:span text:style-name="T19"> </text:span><text:span text:style-name="T22">=&gt;</text:span><text:span text:style-name="T19"> </text:span><text:span text:style-name="T25">'books'</text:span><text:span text:style-name="T19">], </text:span><text:span text:style-name="T15">function</text:span><text:span text:style-name="T19">(){</text:span></text:p>
      <text:p text:style-name="P3"><text:span text:style-name="T19"><text:s text:c="3"/></text:span><text:span text:style-name="T15">Route</text:span><text:span text:style-name="T22">::</text:span><text:span text:style-name="T11">get</text:span><text:span text:style-name="T19">(</text:span><text:span text:style-name="T25">''</text:span><text:span text:style-name="T19">, [</text:span><text:span text:style-name="T15">BookController</text:span><text:span text:style-name="T22">::</text:span><text:span text:style-name="T11">class</text:span><text:span text:style-name="T19">, </text:span><text:span text:style-name="T25">'index'</text:span><text:span text:style-name="T19">])</text:span><text:span text:style-name="T22">-&gt;</text:span><text:span text:style-name="T11">name</text:span><text:span text:style-name="T19">(</text:span><text:span text:style-name="T25">'book.index'</text:span><text:span text:style-name="T19">);</text:span></text:p>
      <text:p text:style-name="P3"><text:soft-page-break/><text:span text:style-name="T19"><text:s text:c="3"/></text:span><text:span text:style-name="T15">Route</text:span><text:span text:style-name="T22">::</text:span><text:span text:style-name="T11">get</text:span><text:span text:style-name="T19">(</text:span><text:span text:style-name="T25">'create'</text:span><text:span text:style-name="T19">, [</text:span><text:span text:style-name="T15">BookController</text:span><text:span text:style-name="T22">::</text:span><text:span text:style-name="T11">class</text:span><text:span text:style-name="T19">, </text:span><text:span text:style-name="T25">'create'</text:span><text:span text:style-name="T19">])</text:span><text:span text:style-name="T22">-&gt;</text:span><text:span text:style-name="T11">name</text:span><text:span text:style-name="T19">(</text:span><text:span text:style-name="T25">'book.create'</text:span><text:span text:style-name="T19">);</text:span></text:p>
      <text:p text:style-name="P3"><text:span text:style-name="T19"><text:s text:c="3"/></text:span><text:span text:style-name="T15">Route</text:span><text:span text:style-name="T22">::</text:span><text:span text:style-name="T11">post</text:span><text:span text:style-name="T19">(</text:span><text:span text:style-name="T25">'store'</text:span><text:span text:style-name="T19">, [</text:span><text:span text:style-name="T15">BookController</text:span><text:span text:style-name="T22">::</text:span><text:span text:style-name="T11">class</text:span><text:span text:style-name="T19">, </text:span><text:span text:style-name="T25">'store'</text:span><text:span text:style-name="T19">])</text:span><text:span text:style-name="T22">-&gt;</text:span><text:span text:style-name="T11">name</text:span><text:span text:style-name="T19">(</text:span><text:span text:style-name="T25">'book.store'</text:span><text:span text:style-name="T19">);</text:span></text:p>
      <text:p text:style-name="P3"><text:span text:style-name="T19"><text:s text:c="3"/></text:span><text:span text:style-name="T15">Route</text:span><text:span text:style-name="T22">::</text:span><text:span text:style-name="T11">get</text:span><text:span text:style-name="T19">(</text:span><text:span text:style-name="T25">'edit/{book}'</text:span><text:span text:style-name="T19">, [</text:span><text:span text:style-name="T15">BookController</text:span><text:span text:style-name="T22">::</text:span><text:span text:style-name="T11">class</text:span><text:span text:style-name="T19">, </text:span><text:span text:style-name="T25">'edit'</text:span><text:span text:style-name="T19">])</text:span><text:span text:style-name="T22">-&gt;</text:span><text:span text:style-name="T11">name</text:span><text:span text:style-name="T19">(</text:span><text:span text:style-name="T25">'book.edit'</text:span><text:span text:style-name="T19">);</text:span></text:p>
      <text:p text:style-name="P3"><text:span text:style-name="T19"><text:s text:c="3"/></text:span><text:span text:style-name="T15">Route</text:span><text:span text:style-name="T22">::</text:span><text:span text:style-name="T11">post</text:span><text:span text:style-name="T19">(</text:span><text:span text:style-name="T25">'update/{book}'</text:span><text:span text:style-name="T19">, [</text:span><text:span text:style-name="T15">BookController</text:span><text:span text:style-name="T22">::</text:span><text:span text:style-name="T11">class</text:span><text:span text:style-name="T19">, </text:span><text:span text:style-name="T25">'update'</text:span><text:span text:style-name="T19">])</text:span><text:span text:style-name="T22">-&gt;</text:span><text:span text:style-name="T11">name</text:span><text:span text:style-name="T19">(</text:span><text:span text:style-name="T25">'book.update'</text:span><text:span text:style-name="T19">);</text:span></text:p>
      <text:p text:style-name="P3"><text:span text:style-name="T19"><text:s text:c="3"/></text:span><text:span text:style-name="T15">Route</text:span><text:span text:style-name="T22">::</text:span><text:span text:style-name="T11">post</text:span><text:span text:style-name="T19">(</text:span><text:span text:style-name="T25">'delete/{book}'</text:span><text:span text:style-name="T19">, [</text:span><text:span text:style-name="T15">BookController</text:span><text:span text:style-name="T22">::</text:span><text:span text:style-name="T11">class</text:span><text:span text:style-name="T19">, </text:span><text:span text:style-name="T25">'destroy'</text:span><text:span text:style-name="T19">])</text:span><text:span text:style-name="T22">-&gt;</text:span><text:span text:style-name="T11">name</text:span><text:span text:style-name="T19">(</text:span><text:span text:style-name="T25">'book.destroy'</text:span><text:span text:style-name="T19">);</text:span></text:p>
      <text:p text:style-name="P3"><text:span text:style-name="T19"><text:s text:c="3"/></text:span><text:span text:style-name="T15">Route</text:span><text:span text:style-name="T22">::</text:span><text:span text:style-name="T11">get</text:span><text:span text:style-name="T19">(</text:span><text:span text:style-name="T25">'show/{book}'</text:span><text:span text:style-name="T19">, [</text:span><text:span text:style-name="T15">BookController</text:span><text:span text:style-name="T22">::</text:span><text:span text:style-name="T11">class</text:span><text:span text:style-name="T19">, </text:span><text:span text:style-name="T25">'show'</text:span><text:span text:style-name="T19">])</text:span><text:span text:style-name="T22">-&gt;</text:span><text:span text:style-name="T11">name</text:span><text:span text:style-name="T19">(</text:span><text:span text:style-name="T25">'book.show'</text:span><text:span text:style-name="T19">);</text:span></text:p>
      <text:p text:style-name="P5">});</text:p>
      <text:p text:style-name="P6"/>
      <text:p text:style-name="P5"/>
      <text:p text:style-name="P9"/>
      <text:p text:style-name="P9"/>
      <text:p text:style-name="P1"/>
      <text:list xml:id="list163042377754106" text:continue-numbering="true" text:style-name="WWNum1">
        <text:list-item>
          <text:p text:style-name="P19">Atsidarom <text:span text:style-name="T2">app\Http\Controllers</text:span> failą BookController.php (tą failą, kurio migracijos faile yra foreign _id)</text:p>
        </text:list-item>
        <text:list-item>
          <text:p text:style-name="P19">Pradedame nuo create() kodas:</text:p>
        </text:list-item>
      </text:list>
      <text:p text:style-name="P2"><text:span text:style-name="T14">return</text:span><text:span text:style-name="T18"> </text:span><text:span text:style-name="T10">view</text:span><text:span text:style-name="T18">(</text:span><text:span text:style-name="T24">'book.create'</text:span><text:span text:style-name="T18">);</text:span></text:p>
      <text:list xml:id="list163042443469765" text:continue-numbering="true" text:style-name="WWNum1">
        <text:list-item>
          <text:p text:style-name="P19">Atsidarome <text:span text:style-name="T2">resourses\views</text:span> folderį ir ten sukuriam folderį <text:span text:style-name="T2">book </text:span>į tą folderį perkopijuojame failus iš <text:span text:style-name="T3">author</text:span> folderio: </text:p>
        </text:list-item>
      </text:list>
      <text:p text:style-name="P11">create.blade.php</text:p>
      <text:p text:style-name="P11">edit.blade.php</text:p>
      <text:p text:style-name="P11">index.blade.php</text:p>
      <text:p text:style-name="P1"/>
      <text:list xml:id="list163042459073077" text:continue-numbering="true" text:style-name="WWNum1">
        <text:list-item>
          <text:p text:style-name="P19"><text:span text:style-name="T2">create.blade.php </text:span>faile darome html formą:</text:p>
        </text:list-item>
      </text:list>
      <text:p text:style-name="P2"><text:span text:style-name="T18">&lt;</text:span><text:span text:style-name="T26">form</text:span><text:span text:style-name="T18"> </text:span><text:span text:style-name="T14">method</text:span><text:span text:style-name="T21">=</text:span><text:span text:style-name="T24">"POST"</text:span><text:span text:style-name="T18"> </text:span><text:span text:style-name="T14">action</text:span><text:span text:style-name="T21">=</text:span><text:span text:style-name="T24">"</text:span><text:span text:style-name="T10">{{route</text:span><text:span text:style-name="T24">('book.store')</text:span><text:span text:style-name="T10">}}</text:span><text:span text:style-name="T24">"</text:span><text:span text:style-name="T18">&gt;</text:span></text:p>
      <text:p text:style-name="P2"><text:span text:style-name="T18"><text:s text:c="3"/>Title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book_title"</text:span><text:span text:style-name="T18">&gt;</text:span></text:p>
      <text:p text:style-name="P2"><text:span text:style-name="T18"><text:s text:c="3"/>ISBN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book_isbn"</text:span><text:span text:style-name="T18">&gt;</text:span></text:p>
      <text:p text:style-name="P2"><text:span text:style-name="T18"><text:s text:c="3"/>Pages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book_pages"</text:span><text:span text:style-name="T18">&gt;</text:span></text:p>
      <text:p text:style-name="P2"><text:span text:style-name="T18"><text:s text:c="3"/>About: &lt;</text:span><text:span text:style-name="T26">textarea</text:span><text:span text:style-name="T18"> </text:span><text:span text:style-name="T14">name</text:span><text:span text:style-name="T21">=</text:span><text:span text:style-name="T24">"book_about"</text:span><text:span text:style-name="T18">&gt;&lt;/</text:span><text:span text:style-name="T26">textarea</text:span><text:span text:style-name="T18">&gt;</text:span></text:p>
      <text:p text:style-name="P2"><text:span text:style-name="T18"><text:s text:c="3"/>&lt;</text:span><text:span text:style-name="T26">select</text:span><text:span text:style-name="T18"> </text:span><text:span text:style-name="T14">name</text:span><text:span text:style-name="T21">=</text:span><text:span text:style-name="T24">"author_id"</text:span><text:span text:style-name="T18">&gt;</text:span></text:p>
      <text:p text:style-name="P2"><text:span text:style-name="T18"><text:s text:c="7"/></text:span><text:span text:style-name="T14">@foreach </text:span><text:span text:style-name="T18">(</text:span><text:span text:style-name="T26">$authors</text:span><text:span text:style-name="T18"> </text:span><text:span text:style-name="T21">as</text:span><text:span text:style-name="T18"> </text:span><text:span text:style-name="T26">$author</text:span><text:span text:style-name="T18">)</text:span></text:p>
      <text:p text:style-name="P2"><text:span text:style-name="T18"><text:s text:c="11"/>&lt;</text:span><text:span text:style-name="T26">option</text:span><text:span text:style-name="T18"> </text:span><text:span text:style-name="T14">value</text:span><text:span text:style-name="T21">=</text:span><text:span text:style-name="T24">"</text:span><text:span text:style-name="T10">{{</text:span><text:span text:style-name="T26">$author</text:span><text:span text:style-name="T21">-&gt;</text:span><text:span text:style-name="T10">id}}</text:span><text:span text:style-name="T24">"</text:span><text:span text:style-name="T18">&gt;</text:span><text:span text:style-name="T10">{{</text:span><text:span text:style-name="T26">$author</text:span><text:span text:style-name="T21">-&gt;</text:span><text:span text:style-name="T10">name}}</text:span><text:span text:style-name="T18"> </text:span><text:span text:style-name="T10">{{</text:span><text:span text:style-name="T26">$author</text:span><text:span text:style-name="T21">-&gt;</text:span><text:span text:style-name="T10">surname}}</text:span><text:span text:style-name="T18">&lt;/</text:span><text:span text:style-name="T26">option</text:span><text:span text:style-name="T18">&gt;</text:span></text:p>
      <text:p text:style-name="P2"><text:span text:style-name="T18"><text:s text:c="7"/></text:span><text:span text:style-name="T14">@endforeach</text:span></text:p>
      <text:p text:style-name="P10">&lt;/select&gt;</text:p>
      <text:p text:style-name="P2"><text:span text:style-name="T18"><text:s text:c="3"/></text:span><text:span text:style-name="T14">@csrf</text:span></text:p>
      <text:p text:style-name="P2"><text:span text:style-name="T18"><text:s text:c="3"/>&lt;</text:span><text:span text:style-name="T26">button</text:span><text:span text:style-name="T18"> </text:span><text:span text:style-name="T14">type</text:span><text:span text:style-name="T21">=</text:span><text:span text:style-name="T24">"submit"</text:span><text:span text:style-name="T18">&gt;ADD&lt;/</text:span><text:span text:style-name="T26">button</text:span><text:span text:style-name="T18">&gt;</text:span></text:p>
      <text:p text:style-name="P2"><text:span text:style-name="T18">&lt;/</text:span><text:span text:style-name="T26">form</text:span><text:span text:style-name="T18">&gt;</text:span></text:p>
      <text:p text:style-name="P1"/>
      <text:p text:style-name="P14"/>
      <text:list xml:id="list163042901805631" text:continue-numbering="true" text:style-name="WWNum1">
        <text:list-item>
          <text:p text:style-name="P19">Atsidarom <text:span text:style-name="T2">app\Http\Controllers</text:span> failą BookController.php ir perrašome <text:span text:style-name="T3">create()</text:span> metodą:</text:p>
        </text:list-item>
      </text:list>
      <text:p text:style-name="P2"><text:span text:style-name="T18"><text:s text:c="7"/></text:span><text:span text:style-name="T26">$authors</text:span><text:span text:style-name="T18"> </text:span><text:span text:style-name="T21">=</text:span><text:span text:style-name="T18"> </text:span><text:span text:style-name="T24">Author</text:span><text:span text:style-name="T21">::</text:span><text:span text:style-name="T10">all</text:span><text:span text:style-name="T18">();</text:span></text:p>
      <text:p text:style-name="P2"><text:span text:style-name="T18"><text:s text:c="7"/></text:span><text:span text:style-name="T14">return</text:span><text:span text:style-name="T18"> </text:span><text:span text:style-name="T10">view</text:span><text:span text:style-name="T18">(</text:span><text:span text:style-name="T24">'book.create'</text:span><text:span text:style-name="T18">, [</text:span><text:span text:style-name="T24">'authors'</text:span><text:span text:style-name="T18"> </text:span><text:span text:style-name="T21">=&gt;</text:span><text:span text:style-name="T18"> </text:span><text:span text:style-name="T26">$authors</text:span><text:span text:style-name="T18">]);</text:span></text:p>
      <text:p text:style-name="P1"/>
      <text:list xml:id="list163042028244007" text:continue-numbering="true" text:style-name="WWNum1">
        <text:list-item>
          <text:p text:style-name="P19">Tame pačiame faile viršuje pridedame: </text:p>
        </text:list-item>
      </text:list>
      <text:p text:style-name="P2"><text:span text:style-name="T10">use</text:span><text:span text:style-name="T24"> App</text:span><text:span text:style-name="T18">\Models\</text:span><text:span text:style-name="T24">Author</text:span><text:span text:style-name="T18">;</text:span></text:p>
      <text:list xml:id="list163042165298239" text:continue-numbering="true" text:style-name="WWNum1">
        <text:list-item>
          <text:p text:style-name="P19">Tikriname veikimą adresu: <text:a xlink:type="simple" xlink:href="http://localhost/lib/public/authors/create" text:style-name="ListLabel_20_10" text:visited-style-name="ListLabel_20_10"><text:span text:style-name="T27">http://localhost/lib/public/books/create</text:span></text:a> (čia /lib/ jūsų laravel folderio pavadinimas)</text:p>
        </text:list-item>
        <text:list-item>
          <text:p text:style-name="P19">Atsidarom <text:span text:style-name="T2">app\Http\Controllers</text:span> failą BookController.php metodas <text:span text:style-name="T3">store() </text:span>kodas:</text:p>
        </text:list-item>
      </text:list>
      <text:p text:style-name="P12"><text:span text:style-name="T18"><text:s text:c="7"/></text:span><text:span text:style-name="T26">$book</text:span><text:span text:style-name="T18"> </text:span><text:span text:style-name="T21">=</text:span><text:span text:style-name="T18"> </text:span><text:span text:style-name="T10">new</text:span><text:span text:style-name="T18"> </text:span><text:span text:style-name="T24">Book</text:span><text:span text:style-name="T18">;</text:span></text:p>
      <text:p text:style-name="P12"><text:span text:style-name="T18"><text:s text:c="7"/></text:span><text:span text:style-name="T26">$book</text:span><text:span text:style-name="T21">-&gt;</text:span><text:span text:style-name="T10">title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book_title</text:span><text:span text:style-name="T18">;</text:span></text:p>
      <text:p text:style-name="P12"><text:soft-page-break/><text:span text:style-name="T18"><text:s text:c="7"/></text:span><text:span text:style-name="T26">$book</text:span><text:span text:style-name="T21">-&gt;</text:span><text:span text:style-name="T10">isbn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book_isbn</text:span><text:span text:style-name="T18">;</text:span></text:p>
      <text:p text:style-name="P12"><text:span text:style-name="T18"><text:s text:c="7"/></text:span><text:span text:style-name="T26">$book</text:span><text:span text:style-name="T21">-&gt;</text:span><text:span text:style-name="T10">pages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book_pages</text:span><text:span text:style-name="T18">;</text:span></text:p>
      <text:p text:style-name="P12"><text:span text:style-name="T18"><text:s text:c="7"/></text:span><text:span text:style-name="T26">$book</text:span><text:span text:style-name="T21">-&gt;</text:span><text:span text:style-name="T10">about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book_about</text:span><text:span text:style-name="T18">;</text:span></text:p>
      <text:p text:style-name="P12"><text:span text:style-name="T18"><text:s text:c="7"/></text:span><text:span text:style-name="T26">$book</text:span><text:span text:style-name="T21">-&gt;</text:span><text:span text:style-name="T10">author_id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author_id</text:span><text:span text:style-name="T18">;</text:span></text:p>
      <text:p text:style-name="P12"><text:span text:style-name="T18"><text:s text:c="7"/></text:span><text:span text:style-name="T26">$book</text:span><text:span text:style-name="T21">-&gt;</text:span><text:span text:style-name="T10">save</text:span><text:span text:style-name="T18">();</text:span></text:p>
      <text:p text:style-name="P12"><text:span text:style-name="T18"><text:s text:c="7"/></text:span><text:span text:style-name="T14">return</text:span><text:span text:style-name="T18"> </text:span><text:span text:style-name="T10">redirect</text:span><text:span text:style-name="T18">()</text:span><text:span text:style-name="T21">-&gt;</text:span><text:span text:style-name="T10">route</text:span><text:span text:style-name="T18">(</text:span><text:span text:style-name="T24">'book.index'</text:span><text:span text:style-name="T18">);</text:span></text:p>
      <text:p text:style-name="P13"/>
      <text:list xml:id="list163041672586534" text:continue-numbering="true" text:style-name="WWNum1">
        <text:list-item>
          <text:p text:style-name="P19">Užpildome formą, spaudžiam, gaunam tuščią langą.</text:p>
        </text:list-item>
        <text:list-item>
          <text:p text:style-name="P19">Atsidarom <text:span text:style-name="T2">app\Http\Controllers</text:span> failą BookController.php metodas <text:span text:style-name="T3">index()</text:span> kodas:</text:p>
        </text:list-item>
      </text:list>
      <text:p text:style-name="P2"><text:span text:style-name="T18"><text:s text:c="7"/></text:span><text:span text:style-name="T26">$books</text:span><text:span text:style-name="T18"> </text:span><text:span text:style-name="T21">=</text:span><text:span text:style-name="T18"> </text:span><text:span text:style-name="T24">Book</text:span><text:span text:style-name="T21">::</text:span><text:span text:style-name="T10">all</text:span><text:span text:style-name="T18">();</text:span></text:p>
      <text:p text:style-name="P2"><text:span text:style-name="T18"><text:s text:c="7"/></text:span><text:span text:style-name="T14">return</text:span><text:span text:style-name="T18"> </text:span><text:span text:style-name="T10">view</text:span><text:span text:style-name="T18">(</text:span><text:span text:style-name="T24">'book.index'</text:span><text:span text:style-name="T18">, [</text:span><text:span text:style-name="T24">'books'</text:span><text:span text:style-name="T18"> </text:span><text:span text:style-name="T21">=&gt;</text:span><text:span text:style-name="T18"> </text:span><text:span text:style-name="T26">$books</text:span><text:span text:style-name="T18">]);</text:span></text:p>
      <text:list xml:id="list163042086782113" text:continue-numbering="true" text:style-name="WWNum1">
        <text:list-item>
          <text:p text:style-name="P19"><text:span text:style-name="T2">resourses\views\book\index.blade.php </text:span>faile dedame html:</text:p>
        </text:list-item>
      </text:list>
      <text:p text:style-name="P2"><text:span text:style-name="T14">@foreach </text:span><text:span text:style-name="T18">(</text:span><text:span text:style-name="T26">$books</text:span><text:span text:style-name="T18"> </text:span><text:span text:style-name="T21">as</text:span><text:span text:style-name="T18"> </text:span><text:span text:style-name="T26">$book</text:span><text:span text:style-name="T18">)</text:span></text:p>
      <text:p text:style-name="P2"><text:span text:style-name="T18"><text:s text:c="2"/>&lt;</text:span><text:span text:style-name="T26">a</text:span><text:span text:style-name="T18"> </text:span><text:span text:style-name="T14">href</text:span><text:span text:style-name="T21">=</text:span><text:span text:style-name="T24">"</text:span><text:span text:style-name="T10">{{route</text:span><text:span text:style-name="T24">('book.edit',[</text:span><text:span text:style-name="T26">$book</text:span><text:span text:style-name="T24">])</text:span><text:span text:style-name="T10">}}</text:span><text:span text:style-name="T24">"</text:span><text:span text:style-name="T18">&gt;</text:span><text:span text:style-name="T10">{{</text:span><text:span text:style-name="T26">$book</text:span><text:span text:style-name="T21">-&gt;</text:span><text:span text:style-name="T10">title}}</text:span><text:span text:style-name="T18">&lt;/</text:span><text:span text:style-name="T26">a</text:span><text:span text:style-name="T18">&gt;</text:span></text:p>
      <text:p text:style-name="P2"><text:span text:style-name="T18"><text:s text:c="2"/>&lt;</text:span><text:span text:style-name="T26">form</text:span><text:span text:style-name="T18"> </text:span><text:span text:style-name="T14">method</text:span><text:span text:style-name="T21">=</text:span><text:span text:style-name="T24">"POST"</text:span><text:span text:style-name="T18"> </text:span><text:span text:style-name="T14">action</text:span><text:span text:style-name="T21">=</text:span><text:span text:style-name="T24">"</text:span><text:span text:style-name="T10">{{route</text:span><text:span text:style-name="T24">('book.destroy', [</text:span><text:span text:style-name="T26">$book</text:span><text:span text:style-name="T24">])</text:span><text:span text:style-name="T10">}}</text:span><text:span text:style-name="T24">"</text:span><text:span text:style-name="T18">&gt;</text:span></text:p>
      <text:p text:style-name="P2"><text:span text:style-name="T18"><text:s text:c="3"/></text:span><text:span text:style-name="T14">@csrf</text:span></text:p>
      <text:p text:style-name="P2"><text:span text:style-name="T18"><text:s text:c="3"/>&lt;</text:span><text:span text:style-name="T26">button</text:span><text:span text:style-name="T18"> </text:span><text:span text:style-name="T14">type</text:span><text:span text:style-name="T21">=</text:span><text:span text:style-name="T24">"submit"</text:span><text:span text:style-name="T18">&gt;DELETE&lt;/</text:span><text:span text:style-name="T26">button</text:span><text:span text:style-name="T18">&gt;</text:span></text:p>
      <text:p text:style-name="P2"><text:span text:style-name="T18"><text:s text:c="2"/>&lt;/</text:span><text:span text:style-name="T26">form</text:span><text:span text:style-name="T18">&gt;</text:span></text:p>
      <text:p text:style-name="P2"><text:span text:style-name="T18"><text:s text:c="2"/>&lt;</text:span><text:span text:style-name="T26">br</text:span><text:span text:style-name="T18">&gt;</text:span></text:p>
      <text:p text:style-name="P10">@endforeach</text:p>
      <text:p text:style-name="P10"/>
      <text:list xml:id="list163041901427496" text:continue-numbering="true" text:style-name="WWNum1">
        <text:list-item>
          <text:p text:style-name="P19">Tikriname veikimą adresu: <text:a xlink:type="simple" xlink:href="http://localhost/lib/public/books" text:style-name="ListLabel_20_10" text:visited-style-name="ListLabel_20_10"><text:span text:style-name="T27">http://localhost/lib/public/books</text:span></text:a> (čia /lib/ jūsų laravel folderio pavadinimas) Turi rodyti įrašytas knygas</text:p>
        </text:list-item>
        <text:list-item>
          <text:p text:style-name="P19">Reikia padaryti kad rodytų knygos autorių.</text:p>
        </text:list-item>
        <text:list-item>
          <text:p text:style-name="P19">Atsidarom <text:span text:style-name="T2">app\ Book.php </text:span>ir tame faile sukuriame naują funkciją:</text:p>
        </text:list-item>
      </text:list>
      <text:p text:style-name="P2"><text:span text:style-name="T18"><text:s text:c="3"/></text:span><text:span text:style-name="T14">public</text:span><text:span text:style-name="T18"> </text:span><text:span text:style-name="T14">function</text:span><text:span text:style-name="T18"> </text:span><text:span text:style-name="T10">bookAuthor</text:span><text:span text:style-name="T18">()</text:span></text:p>
      <text:p text:style-name="P7"><text:s text:c="3"/>{</text:p>
      <text:p text:style-name="P2"><text:span text:style-name="T18"><text:s text:c="7"/></text:span><text:span text:style-name="T14">return</text:span><text:span text:style-name="T18"> </text:span><text:span text:style-name="T14">$this</text:span><text:span text:style-name="T21">-&gt;</text:span><text:span text:style-name="T10">belongsTo</text:span><text:span text:style-name="T18">(</text:span><text:span text:style-name="T24">'App\Models\Author'</text:span><text:span text:style-name="T18">, </text:span><text:span text:style-name="T24">'author_id'</text:span><text:span text:style-name="T18">, </text:span><text:span text:style-name="T24">'id'</text:span><text:span text:style-name="T18">);</text:span></text:p>
      <text:p text:style-name="P7"><text:s text:c="3"/>}</text:p>
      <text:p text:style-name="P1"/>
      <text:list xml:id="list163041813787066" text:continue-numbering="true" text:style-name="WWNum1">
        <text:list-item>
          <text:p text:style-name="P19"><text:span text:style-name="T2">resourses\views\book\index.blade.php </text:span>faile padarome papildymą:</text:p>
        </text:list-item>
      </text:list>
      <text:p text:style-name="P2"><text:span text:style-name="T14">@foreach </text:span><text:span text:style-name="T18">(</text:span><text:span text:style-name="T26">$books</text:span><text:span text:style-name="T18"> </text:span><text:span text:style-name="T21">as</text:span><text:span text:style-name="T18"> </text:span><text:span text:style-name="T26">$book</text:span><text:span text:style-name="T18">)</text:span></text:p>
      <text:p text:style-name="P2"><text:span text:style-name="T18"><text:s text:c="2"/>&lt;</text:span><text:span text:style-name="T26">a</text:span><text:span text:style-name="T18"> </text:span><text:span text:style-name="T14">href</text:span><text:span text:style-name="T21">=</text:span><text:span text:style-name="T24">"</text:span><text:span text:style-name="T10">{{route</text:span><text:span text:style-name="T24">('book.edit',[</text:span><text:span text:style-name="T26">$book</text:span><text:span text:style-name="T24">])</text:span><text:span text:style-name="T10">}}</text:span><text:span text:style-name="T24">"</text:span><text:span text:style-name="T18">&gt;</text:span><text:span text:style-name="T10">{{</text:span><text:span text:style-name="T26">$book</text:span><text:span text:style-name="T21">-&gt;</text:span><text:span text:style-name="T10">title}}</text:span><text:span text:style-name="T18"> </text:span><text:span text:style-name="T10">{{</text:span><text:span text:style-name="T26">$book</text:span><text:span text:style-name="T21">-&gt;</text:span><text:span text:style-name="T10">bookAuthor</text:span><text:span text:style-name="T21">-&gt;</text:span><text:span text:style-name="T10">name}}</text:span><text:span text:style-name="T18"> </text:span><text:span text:style-name="T10">{{</text:span><text:span text:style-name="T26">$book</text:span><text:span text:style-name="T21">-&gt;</text:span><text:span text:style-name="T10">bookAuthor</text:span><text:span text:style-name="T21">-&gt;</text:span><text:span text:style-name="T10">surname}}</text:span><text:span text:style-name="T18">&lt;/</text:span><text:span text:style-name="T26">a</text:span><text:span text:style-name="T18">&gt;</text:span></text:p>
      <text:p text:style-name="P2"><text:span text:style-name="T18"><text:s text:c="2"/>&lt;</text:span><text:span text:style-name="T26">form</text:span><text:span text:style-name="T18"> </text:span><text:span text:style-name="T14">method</text:span><text:span text:style-name="T21">=</text:span><text:span text:style-name="T24">"POST"</text:span><text:span text:style-name="T18"> </text:span><text:span text:style-name="T14">action</text:span><text:span text:style-name="T21">=</text:span><text:span text:style-name="T24">"</text:span><text:span text:style-name="T10">{{route</text:span><text:span text:style-name="T24">('book.destroy', [</text:span><text:span text:style-name="T26">$book</text:span><text:span text:style-name="T24">])</text:span><text:span text:style-name="T10">}}</text:span><text:span text:style-name="T24">"</text:span><text:span text:style-name="T18">&gt;</text:span></text:p>
      <text:p text:style-name="P2"><text:span text:style-name="T18"><text:s text:c="3"/></text:span><text:span text:style-name="T14">@csrf</text:span></text:p>
      <text:p text:style-name="P2"><text:span text:style-name="T18"><text:s text:c="3"/>&lt;</text:span><text:span text:style-name="T26">button</text:span><text:span text:style-name="T18"> </text:span><text:span text:style-name="T14">type</text:span><text:span text:style-name="T21">=</text:span><text:span text:style-name="T24">"submit"</text:span><text:span text:style-name="T18">&gt;DELETE&lt;/</text:span><text:span text:style-name="T26">button</text:span><text:span text:style-name="T18">&gt;</text:span></text:p>
      <text:p text:style-name="P2"><text:span text:style-name="T18"><text:s text:c="2"/>&lt;/</text:span><text:span text:style-name="T26">form</text:span><text:span text:style-name="T18">&gt;</text:span></text:p>
      <text:p text:style-name="P2"><text:span text:style-name="T18"><text:s text:c="2"/>&lt;</text:span><text:span text:style-name="T26">br</text:span><text:span text:style-name="T18">&gt;</text:span></text:p>
      <text:p text:style-name="P10">@endforeach</text:p>
      <text:p text:style-name="P1"/>
      <text:list xml:id="list163041606237312" text:continue-numbering="true" text:style-name="WWNum1">
        <text:list-item>
          <text:p text:style-name="P19"><text:span text:style-name="T2">resourses\views\book\edit.blade.php </text:span>faile dedame html:</text:p>
        </text:list-item>
      </text:list>
      <text:p text:style-name="P2"><text:span text:style-name="T18">&lt;</text:span><text:span text:style-name="T26">form</text:span><text:span text:style-name="T18"> </text:span><text:span text:style-name="T14">method</text:span><text:span text:style-name="T21">=</text:span><text:span text:style-name="T24">"POST"</text:span><text:span text:style-name="T18"> </text:span><text:span text:style-name="T14">action</text:span><text:span text:style-name="T21">=</text:span><text:span text:style-name="T24">"</text:span><text:span text:style-name="T10">{{route</text:span><text:span text:style-name="T24">('book.update',[</text:span><text:span text:style-name="T26">$book</text:span><text:span text:style-name="T24">])</text:span><text:span text:style-name="T10">}}</text:span><text:span text:style-name="T24">"</text:span><text:span text:style-name="T18">&gt;</text:span></text:p>
      <text:p text:style-name="P2"><text:span text:style-name="T18"><text:s text:c="7"/>Title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book_title"</text:span><text:span text:style-name="T18"> </text:span><text:span text:style-name="T14">value</text:span><text:span text:style-name="T21">=</text:span><text:span text:style-name="T24">"</text:span><text:span text:style-name="T10">{{</text:span><text:span text:style-name="T26">$book</text:span><text:span text:style-name="T21">-&gt;</text:span><text:span text:style-name="T10">title}}</text:span><text:span text:style-name="T24">"</text:span><text:span text:style-name="T18">&gt;</text:span></text:p>
      <text:p text:style-name="P2"><text:span text:style-name="T18"><text:s text:c="7"/>ISBN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book_isbn"</text:span><text:span text:style-name="T18"> </text:span><text:span text:style-name="T14">value</text:span><text:span text:style-name="T21">=</text:span><text:span text:style-name="T24">"</text:span><text:span text:style-name="T10">{{</text:span><text:span text:style-name="T26">$book</text:span><text:span text:style-name="T21">-&gt;</text:span><text:span text:style-name="T10">isbn}}</text:span><text:span text:style-name="T24">"</text:span><text:span text:style-name="T18">&gt;</text:span></text:p>
      <text:p text:style-name="P2"><text:span text:style-name="T18"><text:s text:c="7"/>Pages: &lt;</text:span><text:span text:style-name="T26">input</text:span><text:span text:style-name="T18"> </text:span><text:span text:style-name="T14">type</text:span><text:span text:style-name="T21">=</text:span><text:span text:style-name="T24">"text"</text:span><text:span text:style-name="T18"> </text:span><text:span text:style-name="T14">name</text:span><text:span text:style-name="T21">=</text:span><text:span text:style-name="T24">"book_pages"</text:span><text:span text:style-name="T18"> </text:span><text:span text:style-name="T14">value</text:span><text:span text:style-name="T21">=</text:span><text:span text:style-name="T24">"</text:span><text:span text:style-name="T10">{{</text:span><text:span text:style-name="T26">$book</text:span><text:span text:style-name="T21">-&gt;</text:span><text:span text:style-name="T10">pages}}</text:span><text:span text:style-name="T24">"</text:span><text:span text:style-name="T18">&gt;</text:span></text:p>
      <text:p text:style-name="P2"><text:span text:style-name="T18"><text:s text:c="7"/>About: &lt;</text:span><text:span text:style-name="T26">textarea</text:span><text:span text:style-name="T18"> </text:span><text:span text:style-name="T14">name</text:span><text:span text:style-name="T21">=</text:span><text:span text:style-name="T24">"book_about"</text:span><text:span text:style-name="T18">&gt;</text:span><text:span text:style-name="T10">{{</text:span><text:span text:style-name="T26">$book</text:span><text:span text:style-name="T21">-&gt;</text:span><text:span text:style-name="T10">about}}</text:span><text:span text:style-name="T18">"&lt;/</text:span><text:span text:style-name="T26">textarea</text:span><text:span text:style-name="T18">&gt;</text:span></text:p>
      <text:p text:style-name="P2"><text:span text:style-name="T18"><text:s text:c="7"/>&lt;</text:span><text:span text:style-name="T26">select</text:span><text:span text:style-name="T18"> </text:span><text:span text:style-name="T14">name</text:span><text:span text:style-name="T21">=</text:span><text:span text:style-name="T24">"author_id"</text:span><text:span text:style-name="T18">&gt;</text:span></text:p>
      <text:p text:style-name="P2"><text:span text:style-name="T18"><text:s text:c="11"/></text:span><text:span text:style-name="T14">@foreach </text:span><text:span text:style-name="T18">(</text:span><text:span text:style-name="T26">$authors</text:span><text:span text:style-name="T18"> </text:span><text:span text:style-name="T21">as</text:span><text:span text:style-name="T18"> </text:span><text:span text:style-name="T26">$author</text:span><text:span text:style-name="T18">)</text:span></text:p>
      <text:p text:style-name="P2"><text:span text:style-name="T18"><text:s text:c="15"/>&lt;</text:span><text:span text:style-name="T26">option</text:span><text:span text:style-name="T18"> </text:span><text:span text:style-name="T14">value</text:span><text:span text:style-name="T21">=</text:span><text:span text:style-name="T24">"</text:span><text:span text:style-name="T10">{{</text:span><text:span text:style-name="T26">$author</text:span><text:span text:style-name="T21">-&gt;</text:span><text:span text:style-name="T10">id}}</text:span><text:span text:style-name="T24">"</text:span><text:span text:style-name="T18"> </text:span><text:span text:style-name="T14">@if</text:span><text:span text:style-name="T18">(</text:span><text:span text:style-name="T26">$author</text:span><text:span text:style-name="T21">-&gt;</text:span><text:span text:style-name="T10">id</text:span><text:span text:style-name="T18"> </text:span><text:span text:style-name="T21">==</text:span><text:span text:style-name="T18"> </text:span><text:span text:style-name="T26">$book</text:span><text:span text:style-name="T21">-&gt;</text:span><text:span text:style-name="T10">author_id</text:span><text:span text:style-name="T18">) </text:span><text:span text:style-name="T14">selected</text:span><text:span text:style-name="T18"> </text:span><text:span text:style-name="T14">@endif</text:span><text:span text:style-name="T18">&gt;</text:span></text:p>
      <text:p text:style-name="P2"><text:soft-page-break/><text:span text:style-name="T18"><text:s text:c="19"/></text:span><text:span text:style-name="T10">{{</text:span><text:span text:style-name="T26">$author</text:span><text:span text:style-name="T21">-&gt;</text:span><text:span text:style-name="T10">name}}</text:span><text:span text:style-name="T18"> </text:span><text:span text:style-name="T10">{{</text:span><text:span text:style-name="T26">$author</text:span><text:span text:style-name="T21">-&gt;</text:span><text:span text:style-name="T10">surname}}</text:span></text:p>
      <text:p text:style-name="P2"><text:span text:style-name="T18"><text:s text:c="15"/>&lt;/</text:span><text:span text:style-name="T26">option</text:span><text:span text:style-name="T18">&gt;</text:span></text:p>
      <text:p text:style-name="P2"><text:span text:style-name="T18"><text:s text:c="11"/></text:span><text:span text:style-name="T14">@endforeach</text:span></text:p>
      <text:p text:style-name="P10">&lt;/select&gt;</text:p>
      <text:p text:style-name="P2"><text:span text:style-name="T18"><text:s text:c="7"/></text:span><text:span text:style-name="T14">@csrf</text:span></text:p>
      <text:p text:style-name="P2"><text:span text:style-name="T18"><text:s text:c="7"/>&lt;</text:span><text:span text:style-name="T26">button</text:span><text:span text:style-name="T18"> </text:span><text:span text:style-name="T14">type</text:span><text:span text:style-name="T21">=</text:span><text:span text:style-name="T24">"submit"</text:span><text:span text:style-name="T18">&gt;EDIT&lt;/</text:span><text:span text:style-name="T26">button</text:span><text:span text:style-name="T18">&gt;</text:span></text:p>
      <text:p text:style-name="P7">&lt;/form&gt;</text:p>
      <text:p text:style-name="P7"/>
      <text:list xml:id="list163043184363244" text:continue-numbering="true" text:style-name="WWNum1">
        <text:list-item>
          <text:p text:style-name="P19">Atsidarom <text:span text:style-name="T2">app\Http\Controllers</text:span> failą BookController.php metodas <text:span text:style-name="T3">edit()</text:span> kodas:</text:p>
        </text:list-item>
      </text:list>
      <text:p text:style-name="P2"><text:span text:style-name="T18"><text:s text:c="7"/></text:span><text:span text:style-name="T26">$authors</text:span><text:span text:style-name="T18"> </text:span><text:span text:style-name="T21">=</text:span><text:span text:style-name="T18"> </text:span><text:span text:style-name="T24">Author</text:span><text:span text:style-name="T21">::</text:span><text:span text:style-name="T10">all</text:span><text:span text:style-name="T18">();</text:span></text:p>
      <text:p text:style-name="P2"><text:span text:style-name="T18"><text:s text:c="7"/></text:span><text:span text:style-name="T14">return</text:span><text:span text:style-name="T18"> </text:span><text:span text:style-name="T10">view</text:span><text:span text:style-name="T18">(</text:span><text:span text:style-name="T24">'book.edit'</text:span><text:span text:style-name="T18">, [</text:span><text:span text:style-name="T24">'book'</text:span><text:span text:style-name="T18"> </text:span><text:span text:style-name="T21">=&gt;</text:span><text:span text:style-name="T18"> </text:span><text:span text:style-name="T26">$book</text:span><text:span text:style-name="T18">, </text:span><text:span text:style-name="T24">'authors'</text:span><text:span text:style-name="T18"> </text:span><text:span text:style-name="T21">=&gt;</text:span><text:span text:style-name="T18"> </text:span><text:span text:style-name="T26">$authors</text:span><text:span text:style-name="T18">]);</text:span></text:p>
      <text:list xml:id="list163042755533119" text:continue-numbering="true" text:style-name="WWNum1">
        <text:list-item>
          <text:p text:style-name="P19">Spaudžiam ant linko, turi atsidaryti užpildyta forma</text:p>
        </text:list-item>
        <text:list-item>
          <text:p text:style-name="P19">Atsidarom <text:span text:style-name="T2">app\Http\Controllers</text:span> failą BookController.php metodas <text:span text:style-name="T3">update()</text:span> kodas:</text:p>
        </text:list-item>
      </text:list>
      <text:p text:style-name="P2"><text:span text:style-name="T18"><text:s text:c="7"/></text:span><text:span text:style-name="T26">$book</text:span><text:span text:style-name="T21">-&gt;</text:span><text:span text:style-name="T10">title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book_title</text:span><text:span text:style-name="T18">;</text:span></text:p>
      <text:p text:style-name="P2"><text:span text:style-name="T18"><text:s text:c="7"/></text:span><text:span text:style-name="T26">$book</text:span><text:span text:style-name="T21">-&gt;</text:span><text:span text:style-name="T10">isbn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book_isbn</text:span><text:span text:style-name="T18">;</text:span></text:p>
      <text:p text:style-name="P2"><text:span text:style-name="T18"><text:s text:c="7"/></text:span><text:span text:style-name="T26">$book</text:span><text:span text:style-name="T21">-&gt;</text:span><text:span text:style-name="T10">pages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book_pages</text:span><text:span text:style-name="T18">;</text:span></text:p>
      <text:p text:style-name="P2"><text:span text:style-name="T18"><text:s text:c="7"/></text:span><text:span text:style-name="T26">$book</text:span><text:span text:style-name="T21">-&gt;</text:span><text:span text:style-name="T10">about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book_about</text:span><text:span text:style-name="T18">;</text:span></text:p>
      <text:p text:style-name="P2"><text:span text:style-name="T18"><text:s text:c="7"/></text:span><text:span text:style-name="T26">$book</text:span><text:span text:style-name="T21">-&gt;</text:span><text:span text:style-name="T10">author_id</text:span><text:span text:style-name="T18"> </text:span><text:span text:style-name="T21">=</text:span><text:span text:style-name="T18"> </text:span><text:span text:style-name="T26">$request</text:span><text:span text:style-name="T21">-&gt;</text:span><text:span text:style-name="T10">author_id</text:span><text:span text:style-name="T18">;</text:span></text:p>
      <text:p text:style-name="P2"><text:span text:style-name="T18"><text:s text:c="7"/></text:span><text:span text:style-name="T26">$book</text:span><text:span text:style-name="T21">-&gt;</text:span><text:span text:style-name="T10">save</text:span><text:span text:style-name="T18">();</text:span></text:p>
      <text:p text:style-name="P2"><text:span text:style-name="T18"><text:s text:c="7"/></text:span><text:span text:style-name="T14">return</text:span><text:span text:style-name="T18"> </text:span><text:span text:style-name="T10">redirect</text:span><text:span text:style-name="T18">()</text:span><text:span text:style-name="T21">-&gt;</text:span><text:span text:style-name="T10">route</text:span><text:span text:style-name="T18">(</text:span><text:span text:style-name="T24">'book.index'</text:span><text:span text:style-name="T18">);</text:span></text:p>
      <text:list xml:id="list163043528723520" text:continue-numbering="true" text:style-name="WWNum1">
        <text:list-item>
          <text:p text:style-name="P19">Tikrinam veikimą. Turi vardai atsinaujinti.</text:p>
        </text:list-item>
        <text:list-item>
          <text:p text:style-name="P19">Atsidarom <text:span text:style-name="T2">app\Http\Controllers</text:span> failą BookController.php metodas <text:span text:style-name="T3">destroy()</text:span> kodas:</text:p>
        </text:list-item>
      </text:list>
      <text:p text:style-name="P2"><text:span text:style-name="T18"><text:s text:c="7"/></text:span><text:span text:style-name="T26">$book</text:span><text:span text:style-name="T21">-&gt;</text:span><text:span text:style-name="T10">delete</text:span><text:span text:style-name="T18">();</text:span></text:p>
      <text:p text:style-name="P2"><text:span text:style-name="T18"><text:s text:c="7"/></text:span><text:span text:style-name="T14">return</text:span><text:span text:style-name="T18"> </text:span><text:span text:style-name="T10">redirect</text:span><text:span text:style-name="T18">()</text:span><text:span text:style-name="T21">-&gt;</text:span><text:span text:style-name="T10">route</text:span><text:span text:style-name="T18">(</text:span><text:span text:style-name="T24">'book.index'</text:span><text:span text:style-name="T18">)</text:span><text:span text:style-name="T16">;</text:span></text:p>
      <text:p text:style-name="P7"/>
      <text:list xml:id="list163042068744825" text:continue-numbering="true" text:style-name="WWNum1">
        <text:list-item>
          <text:p text:style-name="P19">Tikriname trynimo veikimą.</text:p>
        </text:list-item>
        <text:list-item>
          <text:p text:style-name="P19">Bookai veikia!</text:p>
        </text:list-item>
        <text:list-item>
          <text:p text:style-name="P19">Perrašome <text:span text:style-name="T2">app\Http\Controllers</text:span> failą AuthorController.php metodą <text:span text:style-name="T3">destroy()</text:span>:</text:p>
        </text:list-item>
      </text:list>
      <text:p text:style-name="P2"><text:span text:style-name="T18"><text:s text:c="7"/></text:span><text:span text:style-name="T14">if</text:span><text:span text:style-name="T18">(</text:span><text:span text:style-name="T26">$author</text:span><text:span text:style-name="T21">-&gt;</text:span><text:span text:style-name="T10">authorBooks</text:span><text:span text:style-name="T21">-&gt;</text:span><text:span text:style-name="T10">count</text:span><text:span text:style-name="T18">()){</text:span></text:p>
      <text:p text:style-name="P2"><text:span text:style-name="T18"><text:s text:c="11"/></text:span><text:span text:style-name="T14">return</text:span><text:span text:style-name="T18"> </text:span><text:span text:style-name="T24">'Trinti negalima, nes turi knygų'</text:span><text:span text:style-name="T18">;</text:span></text:p>
      <text:p text:style-name="P7"><text:s text:c="7"/>}</text:p>
      <text:p text:style-name="P2"><text:span text:style-name="T18"><text:s text:c="7"/></text:span><text:span text:style-name="T26">$author</text:span><text:span text:style-name="T21">-&gt;</text:span><text:span text:style-name="T10">delete</text:span><text:span text:style-name="T18">();</text:span></text:p>
      <text:p text:style-name="P2"><text:span text:style-name="T18"><text:s text:c="7"/></text:span><text:span text:style-name="T14">return</text:span><text:span text:style-name="T18"> </text:span><text:span text:style-name="T10">redirect</text:span><text:span text:style-name="T18">()</text:span><text:span text:style-name="T21">-&gt;</text:span><text:span text:style-name="T10">route</text:span><text:span text:style-name="T18">(</text:span><text:span text:style-name="T24">'author.index'</text:span><text:span text:style-name="T18">);</text:span></text:p>
      <text:list xml:id="list163042595412101" text:continue-numbering="true" text:style-name="WWNum1">
        <text:list-item>
          <text:p text:style-name="P19">Atsidarom <text:span text:style-name="T2">app\ Author.php </text:span>ir tame faile sukuriame naują funkciją:</text:p>
        </text:list-item>
      </text:list>
      <text:p text:style-name="P2"><text:span text:style-name="T18"><text:s text:c="3"/></text:span><text:span text:style-name="T14">public</text:span><text:span text:style-name="T18"> </text:span><text:span text:style-name="T14">function</text:span><text:span text:style-name="T18"> </text:span><text:span text:style-name="T10">authorBooks</text:span><text:span text:style-name="T18">()</text:span></text:p>
      <text:p text:style-name="P7"><text:s text:c="3"/>{</text:p>
      <text:p text:style-name="P2"><text:span text:style-name="T18"><text:s text:c="7"/></text:span><text:span text:style-name="T14">return</text:span><text:span text:style-name="T18"> </text:span><text:span text:style-name="T14">$this</text:span><text:span text:style-name="T21">-&gt;</text:span><text:span text:style-name="T10">hasMany</text:span><text:span text:style-name="T18">(</text:span><text:span text:style-name="T24">'App\Models\Book'</text:span><text:span text:style-name="T18">, </text:span><text:span text:style-name="T24">'author_id'</text:span><text:span text:style-name="T18">, </text:span><text:span text:style-name="T24">'id'</text:span><text:span text:style-name="T18">);</text:span></text:p>
      <text:p text:style-name="P7"><text:s text:c="3"/>}</text:p>
      <text:list xml:id="list163041596144396" text:continue-numbering="true" text:style-name="WWNum1">
        <text:list-item>
          <text:p text:style-name="P19">Tikrinam trynimą.</text:p>
        </text:list-item>
        <text:list-item>
          <text:p text:style-name="P19">Viskas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swald" svg:font-family="Oswald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6T16:30:41.136787809</dc:date>
    <meta:editing-duration>PT16M4S</meta:editing-duration>
    <meta:editing-cycles>2</meta:editing-cycles>
    <meta:document-statistic meta:table-count="0" meta:image-count="0" meta:object-count="0" meta:page-count="6" meta:paragraph-count="238" meta:word-count="951" meta:character-count="10818" meta:non-whitespace-character-count="9599"/>
  </office:meta>
</office:document-meta>
</file>